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officeooo:rsid="001cc2f7" officeooo:paragraph-rsid="001cc2f7"/>
    </style:style>
    <style:style style:name="P2" style:family="paragraph" style:parent-style-name="Standard">
      <style:paragraph-properties style:line-height-at-least="0.198in"/>
      <style:text-properties fo:color="#d4d4d4" style:font-name="Droid Sans Mono" fo:font-size="10.5pt" fo:font-weight="normal" fo:background-color="#1e1e1e"/>
    </style:style>
    <style:style style:name="P3" style:family="paragraph" style:parent-style-name="Standard">
      <style:text-properties fo:color="#d4d4d4" style:font-name="Droid Sans Mono" fo:font-size="10.5pt" fo:font-weight="normal" officeooo:rsid="001cc2f7" officeooo:paragraph-rsid="001cc2f7" fo:background-color="#1e1e1e"/>
    </style:style>
    <style:style style:name="P4" style:family="paragraph" style:parent-style-name="Standard">
      <style:paragraph-properties style:line-height-at-least="0.198in"/>
      <style:text-properties fo:color="#d4d4d4" style:font-name="Droid Sans Mono" fo:font-size="10.5pt" fo:font-style="italic" fo:font-weight="normal" fo:background-color="#1e1e1e"/>
    </style:style>
    <style:style style:name="P5" style:family="paragraph" style:parent-style-name="Standard">
      <style:paragraph-properties style:line-height-at-least="0.198in"/>
      <style:text-properties fo:color="#6a9955" style:font-name="Droid Sans Mono" fo:font-size="10.5pt" fo:font-weight="normal" fo:background-color="#1e1e1e"/>
    </style:style>
    <style:style style:name="P6" style:family="paragraph" style:parent-style-name="Standard">
      <style:text-properties fo:color="#6a9955" style:font-name="Droid Sans Mono" fo:font-size="10.5pt" fo:font-weight="normal" officeooo:rsid="001cc2f7" officeooo:paragraph-rsid="001cc2f7" fo:background-color="#1e1e1e"/>
    </style:style>
    <style:style style:name="P7" style:family="paragraph" style:parent-style-name="Standard">
      <style:paragraph-properties style:line-height-at-least="0.198in"/>
    </style:style>
    <style:style style:name="P8" style:family="paragraph" style:parent-style-name="Standard">
      <style:paragraph-properties style:line-height-at-least="0.198in"/>
      <style:text-properties fo:color="#c586c0" style:font-name="Droid Sans Mono" fo:font-size="10.5pt" fo:font-weight="normal" fo:background-color="#1e1e1e"/>
    </style:style>
    <style:style style:name="P9" style:family="paragraph" style:parent-style-name="Standard">
      <style:paragraph-properties style:line-height-at-least="0.198in"/>
      <style:text-properties fo:color="#569cd6" style:font-name="Droid Sans Mono" fo:font-size="10.5pt" fo:font-weight="bold" fo:background-color="#1e1e1e"/>
    </style:style>
    <style:style style:name="P10" style:family="paragraph" style:parent-style-name="Standard">
      <style:text-properties fo:color="#569cd6" style:font-name="Droid Sans Mono" fo:font-size="10.5pt" fo:font-weight="bold" officeooo:rsid="001cc2f7" officeooo:paragraph-rsid="001cc2f7" fo:background-color="#1e1e1e"/>
    </style:style>
    <style:style style:name="P11" style:family="paragraph" style:parent-style-name="Standard">
      <style:paragraph-properties fo:margin-top="0in" fo:margin-bottom="0.1965in" loext:contextual-spacing="false" style:line-height-at-least="0.198in"/>
      <style:text-properties fo:color="#d4d4d4" style:font-name="Droid Sans Mono" fo:font-size="10.5pt" fo:font-weight="normal" fo:background-color="#1e1e1e"/>
    </style:style>
    <style:style style:name="P12" style:family="paragraph" style:parent-style-name="Standard">
      <style:paragraph-properties fo:margin-top="0in" fo:margin-bottom="0.1965in" loext:contextual-spacing="false" style:line-height-at-least="0.198in"/>
    </style:style>
    <style:style style:name="P13" style:family="paragraph" style:parent-style-name="Text_20_body">
      <style:text-properties officeooo:rsid="001cc2f7" officeooo:paragraph-rsid="001cc2f7"/>
    </style:style>
    <style:style style:name="T1" style:family="text">
      <style:text-properties fo:color="#6a9955"/>
    </style:style>
    <style:style style:name="T2" style:family="text">
      <style:text-properties fo:color="#569cd6"/>
    </style:style>
    <style:style style:name="T3" style:family="text">
      <style:text-properties fo:color="#c586c0"/>
    </style:style>
    <style:style style:name="T4" style:family="text">
      <style:text-properties fo:color="#ce9178"/>
    </style:style>
    <style:style style:name="T5" style:family="text">
      <style:text-properties fo:color="#9cdcfe"/>
    </style:style>
    <style:style style:name="T6" style:family="text">
      <style:text-properties fo:color="#4ec9b0"/>
    </style:style>
    <style:style style:name="T7" style:family="text">
      <style:text-properties fo:color="#dcdcaa"/>
    </style:style>
    <style:style style:name="T8" style:family="text">
      <style:text-properties fo:color="#b5cea8"/>
    </style:style>
    <style:style style:name="T9" style:family="text">
      <style:text-properties fo:color="#d7ba7d"/>
    </style:style>
    <style:style style:name="T10" style:family="text">
      <style:text-properties fo:color="#6796e6"/>
    </style:style>
    <style:style style:name="T11" style:family="text">
      <style:text-properties fo:color="#8080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BFIFO.c</text:p>
      <text:p text:style-name="P6">/******************************************************************************</text:p>
      <text:p text:style-name="P5">*​​Copyright​​ (C) ​​2020 ​​by ​​Arpit Savarkar</text:p>
      <text:p text:style-name="P5">*​​Redistribution,​​ modification ​​or ​​use ​​of ​​this ​​software ​​in​​source​ ​or ​​binary</text:p>
      <text:p text:style-name="P5">*​​forms​​ is​​ permitted​​ as​​ long​​ as​​ the​​ files​​ maintain​​ this​​ copyright.​​ Users​​ are</text:p>
      <text:p text:style-name="P5">*​​permitted​​ to ​​modify ​​this ​​and ​​use ​​it ​​to ​​learn ​​about ​​the ​​field​​ of ​​embedded</text:p>
      <text:p text:style-name="P5">*​​software. ​​Arpit Savarkar ​​and​ ​the ​​University ​​of ​​Colorado ​​are ​​not​ ​liable ​​for</text:p>
      <text:p text:style-name="P5">*​​any ​​misuse ​​of ​​this ​​material.</text:p>
      <text:p text:style-name="P5">*</text:p>
      <text:p text:style-name="P2"><text:span text:style-name="T1">******************************************************************************/</text:span> </text:p>
      <text:p text:style-name="P5">/**</text:p>
      <text:p text:style-name="P2"><text:span text:style-name="T1">* </text:span><text:span text:style-name="T2">@file</text:span><text:span text:style-name="T1"> cbfifo.c</text:span></text:p>
      <text:p text:style-name="P2"><text:span text:style-name="T1">* </text:span><text:span text:style-name="T2">@brief</text:span><text:span text:style-name="T1"> An abstraction to maintain and instantiate Ciruclar Buffer </text:span></text:p>
      <text:p text:style-name="P5">* </text:p>
      <text:p text:style-name="P5">* This file provides functions and abstractions for handling and</text:p>
      <text:p text:style-name="P5">* manipulating Circular Buffer</text:p>
      <text:p text:style-name="P5">* </text:p>
      <text:p text:style-name="P2"><text:span text:style-name="T1">* </text:span><text:span text:style-name="T2">@author</text:span><text:span text:style-name="T1"> Arpit Savarkar</text:span></text:p>
      <text:p text:style-name="P2"><text:span text:style-name="T1">* </text:span><text:span text:style-name="T2">@date</text:span><text:span text:style-name="T1"> September 10 2020</text:span></text:p>
      <text:p text:style-name="P2"><text:span text:style-name="T1">* </text:span><text:span text:style-name="T2">@version</text:span><text:span text:style-name="T1"> 1.0</text:span></text:p>
      <text:p text:style-name="P5">* </text:p>
      <text:p text:style-name="P5">* </text:p>
      <text:p text:style-name="P5">Sources of Reference :</text:p>
      <text:p text:style-name="P5">Online Links : https://embeddedartistry.com/blog/2017/05/17/creating-a-circular-buffer-in-c-and-c/</text:p>
      <text:p text:style-name="P5">Textbooks : Embedded Systems Fundamentals with Arm Cortex-M based MicroControllers </text:p>
      <text:p text:style-name="P5">I would like to thank the SA's of the course Rakesh Kumar, Saket Penurkar and Howdy Pierece for their </text:p>
      <text:p text:style-name="P5">support to debug the Cirular Buffer Implementation</text:p>
      <text:p text:style-name="P5">*/</text:p>
      <text:p text:style-name="P7"/>
      <text:p text:style-name="P2"><text:span text:style-name="T3">#ifndef</text:span><text:span text:style-name="T2"> _CBFIFO_C_</text:span></text:p>
      <text:p text:style-name="P2"><text:span text:style-name="T3">#define</text:span><text:span text:style-name="T2"> _CBFIFO_C_</text:span></text:p>
      <text:p text:style-name="P7"/>
      <text:p text:style-name="P2"><text:span text:style-name="T3">#include</text:span><text:span text:style-name="T2"> </text:span><text:span text:style-name="T4">"cbfifo.h"</text:span></text:p>
      <text:p text:style-name="P12"/>
      <text:p text:style-name="P5">// Checks for Global Bool Status</text:p>
      <text:p text:style-name="P2"><text:span text:style-name="T2">bool</text:span> <text:span text:style-name="T5">created</text:span> = <text:span text:style-name="T2">false</text:span>;</text:p>
      <text:p text:style-name="P7"/>
      <text:p text:style-name="P5">// Definition</text:p>
      <text:p text:style-name="P2"><text:span text:style-name="T2">typedef</text:span> <text:span text:style-name="T2">struct</text:span> <text:span text:style-name="T6">cbfifo_s</text:span> { </text:p>
      <text:p text:style-name="P2"><text:span text:style-name="T6">uint8_t</text:span> * <text:span text:style-name="T5">buff</text:span>;</text:p>
      <text:p text:style-name="P2"><text:span text:style-name="T6">size_t</text:span> <text:span text:style-name="T5">head</text:span>, <text:span text:style-name="T5">tail</text:span>;</text:p>
      <text:p text:style-name="P2"><text:span text:style-name="T6">size_t</text:span> <text:span text:style-name="T5">size</text:span>;</text:p>
      <text:p text:style-name="P2"><text:soft-page-break/><text:span text:style-name="T2">bool</text:span> <text:span text:style-name="T5">full_status</text:span>;</text:p>
      <text:p text:style-name="P2"><text:span text:style-name="T6">size_t</text:span> <text:span text:style-name="T5">storedbytes</text:span>;</text:p>
      <text:p text:style-name="P2">} <text:span text:style-name="T6">cbfifo_t</text:span>; </text:p>
      <text:p text:style-name="P7"/>
      <text:p text:style-name="P2"><text:span text:style-name="T6">cbfifo_t</text:span> <text:span text:style-name="T5">my_fifo</text:span>;</text:p>
      <text:p text:style-name="P2"><text:span text:style-name="T6">cbfifo_t</text:span>* <text:span text:style-name="T5">fifo</text:span> = &amp;<text:span text:style-name="T5">my_fifo</text:span>;</text:p>
      <text:p text:style-name="P2"><text:span text:style-name="T6">uint8_t</text:span> <text:span text:style-name="T5">CBbuffer</text:span>[<text:span text:style-name="T2">SIZE</text:span>];</text:p>
      <text:p text:style-name="P12"/>
      <text:p text:style-name="P5">// Helper Function</text:p>
      <text:p text:style-name="P2"><text:span text:style-name="T2">bool</text:span> <text:span text:style-name="T7">cbfifo_empty</text:span>()</text:p>
      <text:p text:style-name="P2">{</text:p>
      <text:p text:style-name="P2"><text:span text:style-name="T2">assert</text:span>(<text:span text:style-name="T5">fifo</text:span>);</text:p>
      <text:p text:style-name="P2"><text:span text:style-name="T3">return</text:span> (!<text:span text:style-name="T5">fifo</text:span>-&gt;<text:span text:style-name="T5">full_status</text:span> &amp;&amp; (<text:span text:style-name="T5">fifo</text:span>-&gt;<text:span text:style-name="T5">head</text:span> == <text:span text:style-name="T5">fifo</text:span>-&gt;<text:span text:style-name="T5">tail</text:span>));</text:p>
      <text:p text:style-name="P2">}</text:p>
      <text:p text:style-name="P7"/>
      <text:p text:style-name="P5">// Helper Function</text:p>
      <text:p text:style-name="P2"><text:span text:style-name="T2">static</text:span> <text:span text:style-name="T2">void</text:span> <text:span text:style-name="T7">update_head_tail</text:span>()</text:p>
      <text:p text:style-name="P2">{</text:p>
      <text:p text:style-name="P2"><text:span text:style-name="T2">assert</text:span>(<text:span text:style-name="T5">fifo</text:span>);</text:p>
      <text:p text:style-name="P2"><text:span text:style-name="T3">if</text:span>(<text:span text:style-name="T5">fifo</text:span>-&gt;<text:span text:style-name="T5">full_status</text:span>) {</text:p>
      <text:p text:style-name="P2"><text:span text:style-name="T5">fifo</text:span>-&gt;<text:span text:style-name="T5">tail</text:span> = (<text:span text:style-name="T5">fifo</text:span>-&gt;<text:span text:style-name="T5">tail</text:span> + <text:span text:style-name="T8">1</text:span>) % <text:span text:style-name="T5">fifo</text:span>-&gt;<text:span text:style-name="T5">size</text:span>;</text:p>
      <text:p text:style-name="P2">}</text:p>
      <text:p text:style-name="P2"><text:span text:style-name="T5">fifo</text:span>-&gt;<text:span text:style-name="T5">head</text:span> = (<text:span text:style-name="T5">fifo</text:span>-&gt;<text:span text:style-name="T5">head</text:span> + <text:span text:style-name="T8">1</text:span>) % <text:span text:style-name="T5">fifo</text:span>-&gt;<text:span text:style-name="T5">size</text:span>;</text:p>
      <text:p text:style-name="P2"><text:span text:style-name="T5">fifo</text:span>-&gt;<text:span text:style-name="T5">full_status</text:span> = (<text:span text:style-name="T5">fifo</text:span>-&gt;<text:span text:style-name="T5">head</text:span> == <text:span text:style-name="T5">fifo</text:span>-&gt;<text:span text:style-name="T5">tail</text:span>);</text:p>
      <text:p text:style-name="P2"><text:span text:style-name="T5">fifo</text:span>-&gt;<text:span text:style-name="T5">storedbytes</text:span> = <text:span text:style-name="T7">cbfifo_length</text:span>();</text:p>
      <text:p text:style-name="P2">}</text:p>
      <text:p text:style-name="P7"/>
      <text:p text:style-name="P5">// Helper Function</text:p>
      <text:p text:style-name="P2"><text:span text:style-name="T2">static</text:span> <text:span text:style-name="T2">void</text:span> <text:span text:style-name="T7">reset_tail</text:span>()</text:p>
      <text:p text:style-name="P2">{</text:p>
      <text:p text:style-name="P2"><text:span text:style-name="T2">assert</text:span>(<text:span text:style-name="T5">fifo</text:span>);</text:p>
      <text:p text:style-name="P5">// Updates the full status </text:p>
      <text:p text:style-name="P2"><text:span text:style-name="T5">fifo</text:span>-&gt;<text:span text:style-name="T5">full_status</text:span> = <text:span text:style-name="T2">false</text:span>;</text:p>
      <text:p text:style-name="P5">// Since it is a cirular buffer if it resizes to </text:p>
      <text:p text:style-name="P5">// back to position zero if the tail size overFlows</text:p>
      <text:p text:style-name="P2"><text:span text:style-name="T5">fifo</text:span>-&gt;<text:span text:style-name="T5">tail</text:span> = (<text:span text:style-name="T5">fifo</text:span>-&gt;<text:span text:style-name="T5">tail</text:span> + <text:span text:style-name="T8">1</text:span>) % <text:span text:style-name="T5">fifo</text:span>-&gt;<text:span text:style-name="T5">size</text:span>;</text:p>
      <text:p text:style-name="P2">}</text:p>
      <text:p text:style-name="P7"/>
      <text:p text:style-name="P2"><text:span text:style-name="T2">void</text:span> <text:span text:style-name="T7">cbfifo_create</text:span>() {</text:p>
      <text:p text:style-name="P5">// // Assigns memory pointer for the Circular Buffer</text:p>
      <text:p text:style-name="P5">// fifo = (cbfifo_t*)malloc(sizeof(cbfifo_t));</text:p>
      <text:p text:style-name="P5">//Contiguious Dynamic Memory allocation of upto SIZE </text:p>
      <text:p text:style-name="P5">// fifo-&gt; buff = (uint8_t *)malloc(SIZE * sizeof(uint8_t));</text:p>
      <text:p text:style-name="P2"><text:span text:style-name="T5">fifo</text:span>-&gt; <text:span text:style-name="T5">buff</text:span> = <text:span text:style-name="T5">CBbuffer</text:span>;</text:p>
      <text:p text:style-name="P5">// Dynamic Memory allocation failure handling</text:p>
      <text:p text:style-name="P2"><text:span text:style-name="T3">for</text:span>(<text:span text:style-name="T2">int</text:span> <text:span text:style-name="T5">i</text:span> = <text:span text:style-name="T8">0</text:span>; <text:span text:style-name="T5">i</text:span> &lt; <text:span text:style-name="T2">SIZE</text:span>; <text:span text:style-name="T5">i</text:span>++)</text:p>
      <text:p text:style-name="P2"><text:soft-page-break/><text:span text:style-name="T5">fifo</text:span>-&gt; <text:span text:style-name="T5">buff</text:span>[<text:span text:style-name="T5">i</text:span>] = <text:span text:style-name="T8">0</text:span>;</text:p>
      <text:p text:style-name="P2"><text:span text:style-name="T3">if</text:span>(<text:span text:style-name="T5">fifo</text:span>-&gt; <text:span text:style-name="T5">buff</text:span> == <text:span text:style-name="T2">NULL</text:span>) {</text:p>
      <text:p text:style-name="P2"><text:span text:style-name="T7">exit</text:span>(<text:span text:style-name="T8">0</text:span>);</text:p>
      <text:p text:style-name="P2">}</text:p>
      <text:p text:style-name="P5">// SIZE of buffer</text:p>
      <text:p text:style-name="P2"><text:span text:style-name="T5">fifo</text:span>-&gt; <text:span text:style-name="T5">size</text:span> = <text:span text:style-name="T2">SIZE</text:span>;</text:p>
      <text:p text:style-name="P5">// Pointer to keep track of the size of the bytes in</text:p>
      <text:p text:style-name="P5">// Circular Buffer </text:p>
      <text:p text:style-name="P2"><text:span text:style-name="T5">fifo</text:span>-&gt;<text:span text:style-name="T5">storedbytes</text:span> = <text:span text:style-name="T8">0</text:span>;</text:p>
      <text:p text:style-name="P7"/>
      <text:p text:style-name="P5">// Helper Pointers for circular buffer </text:p>
      <text:p text:style-name="P2"><text:span text:style-name="T5">fifo</text:span>-&gt;<text:span text:style-name="T5">head</text:span> = <text:span text:style-name="T8">0</text:span>;</text:p>
      <text:p text:style-name="P2"><text:span text:style-name="T5">fifo</text:span>-&gt;<text:span text:style-name="T5">tail</text:span> = <text:span text:style-name="T8">0</text:span>;</text:p>
      <text:p text:style-name="P7"/>
      <text:p text:style-name="P2"><text:span text:style-name="T5">fifo</text:span>-&gt;<text:span text:style-name="T5">full_status</text:span> = <text:span text:style-name="T2">false</text:span>;</text:p>
      <text:p text:style-name="P2"><text:span text:style-name="T5">created</text:span> = <text:span text:style-name="T2">true</text:span>;</text:p>
      <text:p text:style-name="P2">}</text:p>
      <text:p text:style-name="P7"/>
      <text:p text:style-name="P5">// Helper Function to enque data per byte</text:p>
      <text:p text:style-name="P2"><text:span text:style-name="T2">void</text:span> <text:span text:style-name="T7">helper_cbenque</text:span>(<text:span text:style-name="T2">void</text:span> *<text:span text:style-name="T5">buf</text:span>, <text:span text:style-name="T6">size_t</text:span> <text:span text:style-name="T5">nbyte</text:span>)</text:p>
      <text:p text:style-name="P2">{</text:p>
      <text:p text:style-name="P2"><text:span text:style-name="T3">if</text:span> (<text:span text:style-name="T5">buf</text:span> &amp;&amp; <text:span text:style-name="T5">fifo</text:span>-&gt;<text:span text:style-name="T5">buff</text:span>) {</text:p>
      <text:p text:style-name="P5">// Typecasting to 8 bits</text:p>
      <text:p text:style-name="P2"><text:span text:style-name="T6">uint8_t</text:span> *<text:span text:style-name="T5">data</text:span> = (<text:span text:style-name="T6">uint8_t</text:span>*) <text:span text:style-name="T5">buf</text:span>;</text:p>
      <text:p text:style-name="P2"><text:span text:style-name="T2">assert</text:span>(<text:span text:style-name="T5">fifo</text:span>);</text:p>
      <text:p text:style-name="P5">/* If the Size if not full continue to add on the byte </text:p>
      <text:p text:style-name="P5">corresponding to head and update the head and the </text:p>
      <text:p text:style-name="P5">tail pointer */</text:p>
      <text:p text:style-name="P2"><text:span text:style-name="T3">if</text:span>(!<text:span text:style-name="T5">fifo</text:span>-&gt;<text:span text:style-name="T5">full_status</text:span>) { </text:p>
      <text:p text:style-name="P7"/>
      <text:p text:style-name="P5">// Moves the base pointer upto nbytes </text:p>
      <text:p text:style-name="P2"><text:span text:style-name="T3">for</text:span>(<text:span text:style-name="T2">int</text:span> <text:span text:style-name="T5">i</text:span> =<text:span text:style-name="T8">0</text:span>; <text:span text:style-name="T5">i</text:span>&lt; <text:span text:style-name="T5">nbyte</text:span> ; <text:span text:style-name="T5">i</text:span>++) {</text:p>
      <text:p text:style-name="P2"><text:span text:style-name="T5">fifo</text:span>-&gt;<text:span text:style-name="T5">buff</text:span>[<text:span text:style-name="T5">fifo</text:span>-&gt;<text:span text:style-name="T5">head</text:span>] = *(<text:span text:style-name="T6">uint8_t</text:span>*) (<text:span text:style-name="T5">data</text:span> + <text:span text:style-name="T5">i</text:span>);</text:p>
      <text:p text:style-name="P2"><text:span text:style-name="T7">update_head_tail</text:span>();</text:p>
      <text:p text:style-name="P2">}</text:p>
      <text:p text:style-name="P2">}</text:p>
      <text:p text:style-name="P2">}</text:p>
      <text:p text:style-name="P7"/>
      <text:p text:style-name="P2">}</text:p>
      <text:p text:style-name="P12"/>
      <text:p text:style-name="P5">/*</text:p>
      <text:p text:style-name="P5">* Enqueues data onto the FIFO, up to the limit of the available FIFO</text:p>
      <text:p text:style-name="P5">* capacity.</text:p>
      <text:p text:style-name="P5">*</text:p>
      <text:p text:style-name="P5">* Parameters:</text:p>
      <text:p text:style-name="P5">* buf Pointer to the data</text:p>
      <text:p text:style-name="P5"><text:soft-page-break/>* nbyte Max number of bytes to enqueue</text:p>
      <text:p text:style-name="P5">* </text:p>
      <text:p text:style-name="P5">* Returns:</text:p>
      <text:p text:style-name="P5">* The number of bytes actually enqueued, which could be 0. In case</text:p>
      <text:p text:style-name="P5">* of an error, returns -1.</text:p>
      <text:p text:style-name="P5">*/</text:p>
      <text:p text:style-name="P2"><text:span text:style-name="T6">size_t</text:span> <text:span text:style-name="T7">cbfifo_enqueue</text:span>(<text:span text:style-name="T2">void</text:span> *<text:span text:style-name="T5">buf</text:span>, <text:span text:style-name="T6">size_t</text:span> <text:span text:style-name="T5">nbyte</text:span>) {</text:p>
      <text:p text:style-name="P7"/>
      <text:p text:style-name="P5">//Asserts that the base struct is created which handles </text:p>
      <text:p text:style-name="P5">//The byte storage</text:p>
      <text:p text:style-name="P2"><text:span text:style-name="T3">if</text:span> (!<text:span text:style-name="T5">created</text:span>) {</text:p>
      <text:p text:style-name="P2"><text:span text:style-name="T7">cbfifo_create</text:span>(); </text:p>
      <text:p text:style-name="P2">}</text:p>
      <text:p text:style-name="P5">// Checks for assertions </text:p>
      <text:p text:style-name="P2"><text:span text:style-name="T3">if</text:span> (<text:span text:style-name="T5">buf</text:span> &amp;&amp; <text:span text:style-name="T5">created</text:span> &amp;&amp; <text:span text:style-name="T5">nbyte</text:span>&gt;=<text:span text:style-name="T8">0</text:span> &amp;&amp; !<text:span text:style-name="T5">fifo</text:span>-&gt;<text:span text:style-name="T5">full_status</text:span>) {</text:p>
      <text:p text:style-name="P7"/>
      <text:p text:style-name="P5">// Checks if the bytes to be inserted exceeds the </text:p>
      <text:p text:style-name="P5">// max capacity of the Circular Buffer </text:p>
      <text:p text:style-name="P2"><text:span text:style-name="T3">if</text:span>(<text:span text:style-name="T7">cbfifo_length</text:span>() + <text:span text:style-name="T5">nbyte</text:span> &gt; <text:span text:style-name="T5">fifo</text:span>-&gt;<text:span text:style-name="T5">size</text:span>) {</text:p>
      <text:p text:style-name="P5">// Error Handling </text:p>
      <text:p text:style-name="P2"><text:span text:style-name="T3">return</text:span> -<text:span text:style-name="T8">1</text:span>;</text:p>
      <text:p text:style-name="P2">}</text:p>
      <text:p text:style-name="P2"><text:span text:style-name="T3">else</text:span> {</text:p>
      <text:p text:style-name="P5">// Helper Function call to Enqueue </text:p>
      <text:p text:style-name="P2"><text:span text:style-name="T7">helper_cbenque</text:span>(<text:span text:style-name="T5">buf</text:span>, <text:span text:style-name="T5">nbyte</text:span>);</text:p>
      <text:p text:style-name="P2">}</text:p>
      <text:p text:style-name="P2"><text:span text:style-name="T3">return</text:span> (<text:span text:style-name="T5">fifo</text:span>-&gt;<text:span text:style-name="T5">storedbytes</text:span>);</text:p>
      <text:p text:style-name="P2">}</text:p>
      <text:p text:style-name="P2"><text:span text:style-name="T3">else</text:span> {</text:p>
      <text:p text:style-name="P2"><text:span text:style-name="T3">return</text:span> -<text:span text:style-name="T8">1</text:span>;</text:p>
      <text:p text:style-name="P2">}</text:p>
      <text:p text:style-name="P2">}</text:p>
      <text:p text:style-name="P12"/>
      <text:p text:style-name="P5">/*</text:p>
      <text:p text:style-name="P5">* Attempts to remove ("dequeue") up to nbyte bytes of data from the</text:p>
      <text:p text:style-name="P5">* FIFO. Removed data will be copied into the buffer pointed to by buf.</text:p>
      <text:p text:style-name="P5">*</text:p>
      <text:p text:style-name="P5">* Parameters:</text:p>
      <text:p text:style-name="P5">* buf Destination for the dequeued data</text:p>
      <text:p text:style-name="P5">* nbyte Bytes of data requested</text:p>
      <text:p text:style-name="P5">* </text:p>
      <text:p text:style-name="P5">* Returns:</text:p>
      <text:p text:style-name="P5">* The number of bytes actually copied, which will be between 0 and</text:p>
      <text:p text:style-name="P5">* nbyte. In case of an error, returns -1.</text:p>
      <text:p text:style-name="P5">*/</text:p>
      <text:p text:style-name="P2"><text:span text:style-name="T6">size_t</text:span> <text:span text:style-name="T7">cbfifo_dequeue</text:span>(<text:span text:style-name="T2">void</text:span> *<text:span text:style-name="T5">buf</text:span>, <text:span text:style-name="T6">size_t</text:span> <text:span text:style-name="T5">nbyte</text:span>) {</text:p>
      <text:p text:style-name="P7"><text:soft-page-break/></text:p>
      <text:p text:style-name="P2"><text:span text:style-name="T6">uint8_t</text:span> *<text:span text:style-name="T5">buffer</text:span> = (<text:span text:style-name="T6">uint8_t</text:span>*) <text:span text:style-name="T5">buf</text:span>;</text:p>
      <text:p text:style-name="P2"><text:span text:style-name="T6">size_t</text:span> <text:span text:style-name="T5">len</text:span>=<text:span text:style-name="T8">0</text:span>;</text:p>
      <text:p text:style-name="P2"><text:span text:style-name="T2">assert</text:span>(<text:span text:style-name="T5">fifo</text:span> &amp;&amp; <text:span text:style-name="T5">buffer</text:span>);</text:p>
      <text:p text:style-name="P2"><text:span text:style-name="T3">for</text:span>(<text:span text:style-name="T6">uint8_t</text:span> <text:span text:style-name="T5">i</text:span>=<text:span text:style-name="T8">0</text:span>; <text:span text:style-name="T5">i</text:span> &lt; <text:span text:style-name="T5">nbyte</text:span>; <text:span text:style-name="T5">i</text:span>++) {</text:p>
      <text:p text:style-name="P5">// Cannot Dequeue from an empty buffer</text:p>
      <text:p text:style-name="P2"><text:span text:style-name="T3">if</text:span>(!<text:span text:style-name="T7">cbfifo_empty</text:span>(<text:span text:style-name="T5">fifo</text:span>)) { </text:p>
      <text:p text:style-name="P5">// Stored bytes checks the size of the</text:p>
      <text:p text:style-name="P5">// Buffer </text:p>
      <text:p text:style-name="P2"><text:span text:style-name="T3">if</text:span>(<text:span text:style-name="T5">fifo</text:span>-&gt;<text:span text:style-name="T5">storedbytes</text:span> &lt;= <text:span text:style-name="T8">0</text:span>) {</text:p>
      <text:p text:style-name="P5">// cbfifo_free();</text:p>
      <text:p text:style-name="P2"><text:span text:style-name="T3">return</text:span> <text:span text:style-name="T5">i</text:span>;</text:p>
      <text:p text:style-name="P2">}</text:p>
      <text:p text:style-name="P5">// Dequues from the front where the tail is </text:p>
      <text:p text:style-name="P2">*(<text:span text:style-name="T6">uint8_t</text:span>*) (<text:span text:style-name="T5">buffer</text:span> + <text:span text:style-name="T5">i</text:span>) = <text:span text:style-name="T5">fifo</text:span>-&gt;<text:span text:style-name="T5">buff</text:span>[<text:span text:style-name="T5">fifo</text:span>-&gt;<text:span text:style-name="T5">tail</text:span>];</text:p>
      <text:p text:style-name="P5">// Updated tail status </text:p>
      <text:p text:style-name="P2"><text:span text:style-name="T7">reset_tail</text:span>(<text:span text:style-name="T5">fifo</text:span>); </text:p>
      <text:p text:style-name="P5">// Stores the current length</text:p>
      <text:p text:style-name="P2"><text:span text:style-name="T5">fifo</text:span>-&gt;<text:span text:style-name="T5">storedbytes</text:span> = <text:span text:style-name="T7">cbfifo_length</text:span>();</text:p>
      <text:p text:style-name="P2"><text:span text:style-name="T5">len</text:span>++;</text:p>
      <text:p text:style-name="P2">}</text:p>
      <text:p text:style-name="P2">}</text:p>
      <text:p text:style-name="P5">// Returns the number of bytes Dequeued </text:p>
      <text:p text:style-name="P2"><text:span text:style-name="T3">return</text:span> <text:span text:style-name="T5">len</text:span>;</text:p>
      <text:p text:style-name="P2">}</text:p>
      <text:p text:style-name="P12"/>
      <text:p text:style-name="P5">/*</text:p>
      <text:p text:style-name="P5">* Returns the number of bytes currently on the FIFO. </text:p>
      <text:p text:style-name="P5">*</text:p>
      <text:p text:style-name="P5">* Parameters:</text:p>
      <text:p text:style-name="P5">* none</text:p>
      <text:p text:style-name="P5">* </text:p>
      <text:p text:style-name="P5">* Returns:</text:p>
      <text:p text:style-name="P5">* Number of bytes currently available to be dequeued from the FIFO</text:p>
      <text:p text:style-name="P5">*/</text:p>
      <text:p text:style-name="P2"><text:span text:style-name="T6">size_t</text:span> <text:span text:style-name="T7">cbfifo_length</text:span>() {</text:p>
      <text:p text:style-name="P2"><text:span text:style-name="T2">assert</text:span>(<text:span text:style-name="T5">fifo</text:span>);</text:p>
      <text:p text:style-name="P2"><text:span text:style-name="T6">size_t</text:span> <text:span text:style-name="T5">size</text:span> = <text:span text:style-name="T5">fifo</text:span>-&gt;<text:span text:style-name="T5">size</text:span>;</text:p>
      <text:p text:style-name="P2"><text:span text:style-name="T3">if</text:span>(!<text:span text:style-name="T5">fifo</text:span>-&gt;<text:span text:style-name="T5">full_status</text:span>) {</text:p>
      <text:p text:style-name="P2"><text:span text:style-name="T3">if</text:span>(<text:span text:style-name="T5">fifo</text:span>-&gt;<text:span text:style-name="T5">head</text:span> &gt;= <text:span text:style-name="T5">fifo</text:span>-&gt;<text:span text:style-name="T5">tail</text:span>) {</text:p>
      <text:p text:style-name="P5">// When Head is ahead of Tail</text:p>
      <text:p text:style-name="P2"><text:span text:style-name="T5">size</text:span> = (<text:span text:style-name="T5">fifo</text:span>-&gt;<text:span text:style-name="T5">head</text:span> - <text:span text:style-name="T5">fifo</text:span>-&gt;<text:span text:style-name="T5">tail</text:span>);</text:p>
      <text:p text:style-name="P2">}</text:p>
      <text:p text:style-name="P2"><text:span text:style-name="T3">else</text:span> {</text:p>
      <text:p text:style-name="P5">// When Tail is ahead of head</text:p>
      <text:p text:style-name="P2"><text:span text:style-name="T5">size</text:span> = <text:span text:style-name="T5">fifo</text:span>-&gt;<text:span text:style-name="T5">size</text:span> + <text:span text:style-name="T5">fifo</text:span>-&gt;<text:span text:style-name="T5">head</text:span> - <text:span text:style-name="T5">fifo</text:span>-&gt;<text:span text:style-name="T5">tail</text:span>;</text:p>
      <text:p text:style-name="P2"><text:soft-page-break/>}</text:p>
      <text:p text:style-name="P2">}</text:p>
      <text:p text:style-name="P5">// Size of the circular buffer </text:p>
      <text:p text:style-name="P2"><text:span text:style-name="T3">return</text:span> <text:span text:style-name="T5">size</text:span>;</text:p>
      <text:p text:style-name="P2">}</text:p>
      <text:p text:style-name="P12"/>
      <text:p text:style-name="P5">/*</text:p>
      <text:p text:style-name="P5">* Returns the FIFO's capacity</text:p>
      <text:p text:style-name="P5">*</text:p>
      <text:p text:style-name="P5">* Parameters:</text:p>
      <text:p text:style-name="P5">* none</text:p>
      <text:p text:style-name="P5">* </text:p>
      <text:p text:style-name="P5">* Returns:</text:p>
      <text:p text:style-name="P5">* The capacity, in bytes, for the FIFO</text:p>
      <text:p text:style-name="P5">*/</text:p>
      <text:p text:style-name="P2"><text:span text:style-name="T6">size_t</text:span> <text:span text:style-name="T7">cbfifo_capacity</text:span>() {</text:p>
      <text:p text:style-name="P5">// The Max capacity of the circular buffer </text:p>
      <text:p text:style-name="P2"><text:span text:style-name="T3">return</text:span> <text:span text:style-name="T5">fifo</text:span>-&gt;<text:span text:style-name="T5">size</text:span>;</text:p>
      <text:p text:style-name="P2">}</text:p>
      <text:p text:style-name="P11"><text:line-break/></text:p>
      <text:p text:style-name="P2"><text:span text:style-name="T3">#endif</text:span> <text:span text:style-name="T1">// _CBFIFO_C_</text:span></text:p>
      <text:p text:style-name="P11"><text:line-break/></text:p>
      <text:p text:style-name="P1">CBFIFO.H</text:p>
      <text:p text:style-name="P6">/*</text:p>
      <text:p text:style-name="P5">* cbfifo.h - a fixed-size FIFO implemented via a circular buffer</text:p>
      <text:p text:style-name="P5">* </text:p>
      <text:p text:style-name="P5">* Author: Howdy Pierce, howdy.pierce@colorado.edu</text:p>
      <text:p text:style-name="P5">* </text:p>
      <text:p text:style-name="P5">*/</text:p>
      <text:p text:style-name="P7"/>
      <text:p text:style-name="P2"><text:span text:style-name="T3">#ifndef</text:span><text:span text:style-name="T2"> _CBFIFO_H_</text:span></text:p>
      <text:p text:style-name="P2"><text:span text:style-name="T3">#define</text:span><text:span text:style-name="T2"> _CBFIFO_H_</text:span></text:p>
      <text:p text:style-name="P7"/>
      <text:p text:style-name="P2"><text:span text:style-name="T3">#include</text:span><text:span text:style-name="T2"> </text:span><text:span text:style-name="T4">&lt;stdlib.h&gt;</text:span><text:span text:style-name="T2"> </text:span><text:span text:style-name="T1">// for size_t</text:span></text:p>
      <text:p text:style-name="P2"><text:span text:style-name="T3">#include</text:span><text:span text:style-name="T2"> </text:span><text:span text:style-name="T4">&lt;stdint.h&gt;</text:span></text:p>
      <text:p text:style-name="P2"><text:span text:style-name="T3">#include</text:span><text:span text:style-name="T2"> </text:span><text:span text:style-name="T4">&lt;stdbool.h&gt;</text:span></text:p>
      <text:p text:style-name="P2"><text:span text:style-name="T3">#include</text:span><text:span text:style-name="T2"> </text:span><text:span text:style-name="T4">&lt;string.h&gt;</text:span></text:p>
      <text:p text:style-name="P2"><text:span text:style-name="T3">#include</text:span><text:span text:style-name="T2"> </text:span><text:span text:style-name="T4">&lt;assert.h&gt;</text:span></text:p>
      <text:p text:style-name="P2"><text:span text:style-name="T3">#include</text:span><text:span text:style-name="T2"> </text:span><text:span text:style-name="T4">&lt;stdio.h&gt;</text:span></text:p>
      <text:p text:style-name="P7"/>
      <text:p text:style-name="P2"><text:soft-page-break/><text:span text:style-name="T3">#define</text:span><text:span text:style-name="T2"> SIZE </text:span><text:span text:style-name="T8">128</text:span></text:p>
      <text:p text:style-name="P12"/>
      <text:p text:style-name="P5">/*</text:p>
      <text:p text:style-name="P5">* Enqueues data onto the FIFO, up to the limit of the available FIFO</text:p>
      <text:p text:style-name="P5">* capacity.</text:p>
      <text:p text:style-name="P5">*</text:p>
      <text:p text:style-name="P5">* Parameters:</text:p>
      <text:p text:style-name="P5">* buf Pointer to the data</text:p>
      <text:p text:style-name="P5">* nbyte Max number of bytes to enqueue</text:p>
      <text:p text:style-name="P5">* </text:p>
      <text:p text:style-name="P5">* Returns:</text:p>
      <text:p text:style-name="P5">* The number of bytes actually enqueued, which could be 0. In case</text:p>
      <text:p text:style-name="P5">* of an error, returns -1.</text:p>
      <text:p text:style-name="P5">*/</text:p>
      <text:p text:style-name="P2"><text:span text:style-name="T6">size_t</text:span> <text:span text:style-name="T7">cbfifo_enqueue</text:span>(<text:span text:style-name="T2">void</text:span> <text:span text:style-name="T2">*</text:span><text:span text:style-name="T5">buf</text:span>, <text:span text:style-name="T6">size_t</text:span> <text:span text:style-name="T5">nbyte</text:span>);</text:p>
      <text:p text:style-name="P12"/>
      <text:p text:style-name="P5">/*</text:p>
      <text:p text:style-name="P5">* Attempts to remove ("dequeue") up to nbyte bytes of data from the</text:p>
      <text:p text:style-name="P5">* FIFO. Removed data will be copied into the buffer pointed to by buf.</text:p>
      <text:p text:style-name="P5">*</text:p>
      <text:p text:style-name="P5">* Parameters:</text:p>
      <text:p text:style-name="P5">* buf Destination for the dequeued data</text:p>
      <text:p text:style-name="P5">* nbyte Bytes of data requested</text:p>
      <text:p text:style-name="P5">* </text:p>
      <text:p text:style-name="P5">* Returns:</text:p>
      <text:p text:style-name="P5">* The number of bytes actually copied, which will be between 0 and</text:p>
      <text:p text:style-name="P5">* nbyte. In case of an error, returns -1.</text:p>
      <text:p text:style-name="P5">*/</text:p>
      <text:p text:style-name="P2"><text:span text:style-name="T6">size_t</text:span> <text:span text:style-name="T7">cbfifo_dequeue</text:span>(<text:span text:style-name="T2">void</text:span> <text:span text:style-name="T2">*</text:span><text:span text:style-name="T5">buf</text:span>, <text:span text:style-name="T6">size_t</text:span> <text:span text:style-name="T5">nbyte</text:span>);</text:p>
      <text:p text:style-name="P12"/>
      <text:p text:style-name="P5">/*</text:p>
      <text:p text:style-name="P5">* Returns the number of bytes currently on the FIFO. </text:p>
      <text:p text:style-name="P5">*</text:p>
      <text:p text:style-name="P5">* Parameters:</text:p>
      <text:p text:style-name="P5">* none</text:p>
      <text:p text:style-name="P5">* </text:p>
      <text:p text:style-name="P5">* Returns:</text:p>
      <text:p text:style-name="P5">* Number of bytes currently available to be dequeued from the FIFO</text:p>
      <text:p text:style-name="P5">*/</text:p>
      <text:p text:style-name="P2"><text:span text:style-name="T6">size_t</text:span> <text:span text:style-name="T7">cbfifo_length</text:span>();</text:p>
      <text:p text:style-name="P12"/>
      <text:p text:style-name="P5">/*</text:p>
      <text:p text:style-name="P5">* Returns the FIFO's capacity</text:p>
      <text:p text:style-name="P5"><text:soft-page-break/>*</text:p>
      <text:p text:style-name="P5">* Parameters:</text:p>
      <text:p text:style-name="P5">* none</text:p>
      <text:p text:style-name="P5">* </text:p>
      <text:p text:style-name="P5">* Returns:</text:p>
      <text:p text:style-name="P5">* The capacity, in bytes, for the FIFO</text:p>
      <text:p text:style-name="P5">*/</text:p>
      <text:p text:style-name="P2"><text:span text:style-name="T6">size_t</text:span> <text:span text:style-name="T7">cbfifo_capacity</text:span>();</text:p>
      <text:p text:style-name="P7"/>
      <text:p text:style-name="P5">/*</text:p>
      <text:p text:style-name="P5">* Helper function to check if the cB is empty </text:p>
      <text:p text:style-name="P5">*</text:p>
      <text:p text:style-name="P5">* Parameters:</text:p>
      <text:p text:style-name="P5">* none</text:p>
      <text:p text:style-name="P5">* </text:p>
      <text:p text:style-name="P5">* Returns:</text:p>
      <text:p text:style-name="P5">* none</text:p>
      <text:p text:style-name="P5">*/</text:p>
      <text:p text:style-name="P2"><text:span text:style-name="T2">bool</text:span> <text:span text:style-name="T7">cbfifo_empty</text:span>();</text:p>
      <text:p text:style-name="P7"/>
      <text:p text:style-name="P5">/*</text:p>
      <text:p text:style-name="P5">* Helper function to update head and tail pointer to keep track of the CB </text:p>
      <text:p text:style-name="P5">*</text:p>
      <text:p text:style-name="P5">* Parameters:</text:p>
      <text:p text:style-name="P5">* none</text:p>
      <text:p text:style-name="P5">* </text:p>
      <text:p text:style-name="P5">* Returns:</text:p>
      <text:p text:style-name="P5">* none</text:p>
      <text:p text:style-name="P5">*/</text:p>
      <text:p text:style-name="P2"><text:span text:style-name="T2">static</text:span> <text:span text:style-name="T2">void</text:span> <text:span text:style-name="T7">update_head_tail</text:span>();</text:p>
      <text:p text:style-name="P12"/>
      <text:p text:style-name="P5">/*</text:p>
      <text:p text:style-name="P5">* Helper Function to reset tail incase of over flow </text:p>
      <text:p text:style-name="P5">*</text:p>
      <text:p text:style-name="P5">* Parameters:</text:p>
      <text:p text:style-name="P5">* none</text:p>
      <text:p text:style-name="P5">* </text:p>
      <text:p text:style-name="P5">* Returns:</text:p>
      <text:p text:style-name="P5">* none</text:p>
      <text:p text:style-name="P5">*/</text:p>
      <text:p text:style-name="P2"><text:span text:style-name="T2">static</text:span> <text:span text:style-name="T2">void</text:span> <text:span text:style-name="T7">reset_tail</text:span>();</text:p>
      <text:p text:style-name="P7"/>
      <text:p text:style-name="P5">/*</text:p>
      <text:p text:style-name="P5">* Helper Function to enque data per byte </text:p>
      <text:p text:style-name="P5">*</text:p>
      <text:p text:style-name="P5">* Parameters:</text:p>
      <text:p text:style-name="P5"><text:soft-page-break/>* buf Pointer to the data</text:p>
      <text:p text:style-name="P5">* nbyte Max number of bytes to enqueue</text:p>
      <text:p text:style-name="P5">* </text:p>
      <text:p text:style-name="P5">* Returns:</text:p>
      <text:p text:style-name="P5">* none</text:p>
      <text:p text:style-name="P5">*/</text:p>
      <text:p text:style-name="P2"><text:span text:style-name="T2">void</text:span> <text:span text:style-name="T7">helper_cbenque</text:span>(<text:span text:style-name="T2">void</text:span> <text:span text:style-name="T2">*</text:span><text:span text:style-name="T5">buf</text:span>, <text:span text:style-name="T6">size_t</text:span> <text:span text:style-name="T5">nbyte</text:span>);</text:p>
      <text:p text:style-name="P7"/>
      <text:p text:style-name="P2"><text:span text:style-name="T3">#endif</text:span><text:span text:style-name="T1"> // _CBFIFO_H_</text:span></text:p>
      <text:p text:style-name="P2"/>
      <text:p text:style-name="P1">LLFIFO.c</text:p>
      <text:p text:style-name="P6">/******************************************************************************</text:p>
      <text:p text:style-name="P5">*​​Copyright​​ (C) ​​2020 ​​by ​​Arpit Savarkar</text:p>
      <text:p text:style-name="P5">*​​Redistribution,​​ modification ​​or ​​use ​​of ​​this ​​software ​​in​​source​ ​or ​​binary</text:p>
      <text:p text:style-name="P5">*​​forms​​ is​​ permitted​​ as​​ long​​ as​​ the​​ files​​ maintain​​ this​​ copyright.​​ Users​​ are</text:p>
      <text:p text:style-name="P5">*​​permitted​​ to ​​modify ​​this ​​and ​​use ​​it ​​to ​​learn ​​about ​​the ​​field​​ of ​​embedded</text:p>
      <text:p text:style-name="P5">*​​software. ​​Arpit Savarkar ​​and​ ​the ​​University ​​of ​​Colorado ​​are ​​not​ ​liable ​​for</text:p>
      <text:p text:style-name="P5">*​​any ​​misuse ​​of ​​this ​​material.</text:p>
      <text:p text:style-name="P5">*</text:p>
      <text:p text:style-name="P2"><text:span text:style-name="T1">******************************************************************************/</text:span> </text:p>
      <text:p text:style-name="P5">/**</text:p>
      <text:p text:style-name="P2"><text:span text:style-name="T1">* </text:span><text:span text:style-name="T2">@file</text:span><text:span text:style-name="T1"> llfifo.c</text:span></text:p>
      <text:p text:style-name="P2"><text:span text:style-name="T1">* </text:span><text:span text:style-name="T2">@brief</text:span><text:span text:style-name="T1"> An abstraction to maintain and instantiate Linked List Based </text:span></text:p>
      <text:p text:style-name="P5">* Queue (FIFO) </text:p>
      <text:p text:style-name="P5">* </text:p>
      <text:p text:style-name="P5">* This file provides functions and abstractions for handling and</text:p>
      <text:p text:style-name="P5">* manipulating Circular Buffer</text:p>
      <text:p text:style-name="P5">* </text:p>
      <text:p text:style-name="P2"><text:span text:style-name="T1">* </text:span><text:span text:style-name="T2">@author</text:span><text:span text:style-name="T1"> Arpit Savarkar</text:span></text:p>
      <text:p text:style-name="P2"><text:span text:style-name="T1">* </text:span><text:span text:style-name="T2">@date</text:span><text:span text:style-name="T1"> September 10 2020</text:span></text:p>
      <text:p text:style-name="P2"><text:span text:style-name="T1">* </text:span><text:span text:style-name="T2">@version</text:span><text:span text:style-name="T1"> 1.0</text:span></text:p>
      <text:p text:style-name="P5">* </text:p>
      <text:p text:style-name="P5">* </text:p>
      <text:p text:style-name="P5">Sources of Reference :</text:p>
      <text:p text:style-name="P5">Online Links : https://github.com/geekfactory/FIFO/blob/master/FIFO.h</text:p>
      <text:p text:style-name="P5">Textbooks : Embedded Systems Fundamentals with Arm Cortex-M based MicroControllers </text:p>
      <text:p text:style-name="P5">I would like to thank the SA's of the course Rakesh Kumar, Saket Penurkar and Howdy Pierece for their </text:p>
      <text:p text:style-name="P5">support to debug the Linkedlist FIFO Implementation</text:p>
      <text:p text:style-name="P5">*/</text:p>
      <text:p text:style-name="P7"/>
      <text:p text:style-name="P2"><text:span text:style-name="T3">#ifndef</text:span><text:span text:style-name="T2"> _LLFIFO_C_</text:span></text:p>
      <text:p text:style-name="P2"><text:span text:style-name="T3">#define</text:span><text:span text:style-name="T2"> _LLFIFO_C_</text:span></text:p>
      <text:p text:style-name="P7"/>
      <text:p text:style-name="P2"><text:span text:style-name="T3">#include</text:span><text:span text:style-name="T2"> </text:span><text:span text:style-name="T4">"llfifo.h"</text:span></text:p>
      <text:p text:style-name="P7"><text:soft-page-break/></text:p>
      <text:p text:style-name="P5">// Definition of the Node of the Linked List </text:p>
      <text:p text:style-name="P2"><text:span text:style-name="T2">typedef</text:span> <text:span text:style-name="T2">struct</text:span> <text:span text:style-name="T6">Node</text:span> { </text:p>
      <text:p text:style-name="P2"><text:span text:style-name="T2">void</text:span>* <text:span text:style-name="T5">key</text:span>; </text:p>
      <text:p text:style-name="P2"><text:span text:style-name="T2">struct</text:span> <text:span text:style-name="T6">Node</text:span>* <text:span text:style-name="T5">next</text:span>; </text:p>
      <text:p text:style-name="P2">} <text:span text:style-name="T6">node</text:span>; </text:p>
      <text:p text:style-name="P7"/>
      <text:p text:style-name="P5">// Structure definition for LLFIFO</text:p>
      <text:p text:style-name="P2"><text:span text:style-name="T2">typedef</text:span> <text:span text:style-name="T2">struct</text:span> <text:span text:style-name="T6">llfifo_s</text:span> { </text:p>
      <text:p text:style-name="P2"><text:span text:style-name="T6">node</text:span> *<text:span text:style-name="T5">front</text:span>, *<text:span text:style-name="T5">rear</text:span>, *<text:span text:style-name="T5">start</text:span>;</text:p>
      <text:p text:style-name="P2"><text:span text:style-name="T6">size_t</text:span> <text:span text:style-name="T5">allocatednodes</text:span>;</text:p>
      <text:p text:style-name="P2"><text:span text:style-name="T6">size_t</text:span> <text:span text:style-name="T5">storednodes</text:span>;</text:p>
      <text:p text:style-name="P2"><text:span text:style-name="T2">int</text:span> <text:span text:style-name="T5">del_nodes</text:span>;</text:p>
      <text:p text:style-name="P2"><text:span text:style-name="T2">bool</text:span> <text:span text:style-name="T5">created</text:span>;</text:p>
      <text:p text:style-name="P2"><text:span text:style-name="T2">bool</text:span> <text:span text:style-name="T5">destroy</text:span>;</text:p>
      <text:p text:style-name="P2"><text:span text:style-name="T2">void</text:span>* <text:span text:style-name="T5">val</text:span>;</text:p>
      <text:p text:style-name="P2">} <text:span text:style-name="T6">llfifo_t</text:span>; </text:p>
      <text:p text:style-name="P12"/>
      <text:p text:style-name="P5">// Helper Function to setup the nodes</text:p>
      <text:p text:style-name="P2"><text:span text:style-name="T6">node</text:span>* <text:span text:style-name="T7">newNode</text:span>(<text:span text:style-name="T2">void</text:span>* <text:span text:style-name="T5">ele</text:span>, <text:span text:style-name="T6">size_t</text:span> <text:span text:style-name="T5">capacity</text:span>, <text:span text:style-name="T6">llfifo_t</text:span>* <text:span text:style-name="T5">fifo</text:span>) </text:p>
      <text:p text:style-name="P2">{ </text:p>
      <text:p text:style-name="P2"><text:span text:style-name="T3">if</text:span>(!<text:span text:style-name="T5">fifo</text:span>-&gt;<text:span text:style-name="T5">created</text:span>) {</text:p>
      <text:p text:style-name="P2"><text:span text:style-name="T5">fifo</text:span>-&gt;<text:span text:style-name="T5">start</text:span> = (<text:span text:style-name="T6">node</text:span>*)<text:span text:style-name="T7">malloc</text:span>( <text:span text:style-name="T5">capacity</text:span> * <text:span text:style-name="T2">sizeof</text:span>(<text:span text:style-name="T6">node</text:span>)); </text:p>
      <text:p text:style-name="P2"><text:span text:style-name="T5">fifo</text:span>-&gt;<text:span text:style-name="T5">created</text:span> = <text:span text:style-name="T2">true</text:span>;</text:p>
      <text:p text:style-name="P2">}</text:p>
      <text:p text:style-name="P2"><text:span text:style-name="T2">int</text:span> <text:span text:style-name="T5">loc</text:span> = <text:span text:style-name="T7">llfifo_length</text:span>(<text:span text:style-name="T5">fifo</text:span>);</text:p>
      <text:p text:style-name="P2"><text:span text:style-name="T3">if</text:span>(<text:span text:style-name="T5">loc</text:span> &lt;= <text:span text:style-name="T5">fifo</text:span>-&gt;<text:span text:style-name="T5">allocatednodes</text:span> - <text:span text:style-name="T8">1</text:span>) {</text:p>
      <text:p text:style-name="P2"><text:span text:style-name="T6">node</text:span>* <text:span text:style-name="T5">T</text:span> = <text:span text:style-name="T5">fifo</text:span>-&gt;<text:span text:style-name="T5">start</text:span>;</text:p>
      <text:p text:style-name="P2"><text:span text:style-name="T5">T</text:span>[<text:span text:style-name="T5">loc</text:span>].<text:span text:style-name="T5">key</text:span> = <text:span text:style-name="T5">ele</text:span>;</text:p>
      <text:p text:style-name="P2"><text:span text:style-name="T5">T</text:span>[<text:span text:style-name="T5">loc</text:span>].<text:span text:style-name="T5">next</text:span> = <text:span text:style-name="T2">NULL</text:span>;</text:p>
      <text:p text:style-name="P2"><text:span text:style-name="T6">node</text:span>* <text:span text:style-name="T5">temp</text:span> = &amp;<text:span text:style-name="T5">T</text:span>[<text:span text:style-name="T5">loc</text:span>];</text:p>
      <text:p text:style-name="P2"><text:span text:style-name="T3">return</text:span> <text:span text:style-name="T5">temp</text:span>; </text:p>
      <text:p text:style-name="P2">}</text:p>
      <text:p text:style-name="P2"><text:span text:style-name="T3">else</text:span> {</text:p>
      <text:p text:style-name="P2"><text:span text:style-name="T6">node</text:span>* <text:span text:style-name="T5">temp2</text:span> = (<text:span text:style-name="T6">node</text:span>*)<text:span text:style-name="T7">malloc</text:span>(<text:span text:style-name="T2">sizeof</text:span>(<text:span text:style-name="T6">node</text:span>)); </text:p>
      <text:p text:style-name="P2"><text:span text:style-name="T5">temp2</text:span>-&gt;<text:span text:style-name="T5">key</text:span> = <text:span text:style-name="T5">ele</text:span>;</text:p>
      <text:p text:style-name="P2"><text:span text:style-name="T5">temp2</text:span>-&gt;<text:span text:style-name="T5">next</text:span> = <text:span text:style-name="T2">NULL</text:span>; </text:p>
      <text:p text:style-name="P2"><text:span text:style-name="T3">return</text:span> <text:span text:style-name="T5">temp2</text:span>; </text:p>
      <text:p text:style-name="P2">}</text:p>
      <text:p text:style-name="P2">} </text:p>
      <text:p text:style-name="P7"/>
      <text:p text:style-name="P5">/*</text:p>
      <text:p text:style-name="P5">* Initializes the FIFO</text:p>
      <text:p text:style-name="P5">*</text:p>
      <text:p text:style-name="P5">* Parameters:</text:p>
      <text:p text:style-name="P5">* capacity the initial size of the fifo, in number of elements</text:p>
      <text:p text:style-name="P5"><text:soft-page-break/>* </text:p>
      <text:p text:style-name="P5">* Returns:</text:p>
      <text:p text:style-name="P5">* A pointer to an llfifo_t, or NULL in case of an error.</text:p>
      <text:p text:style-name="P5">*/</text:p>
      <text:p text:style-name="P2"><text:span text:style-name="T6">llfifo_t</text:span> *<text:span text:style-name="T7">llfifo_create</text:span>(<text:span text:style-name="T2">int</text:span> <text:span text:style-name="T5">capacity</text:span>) {</text:p>
      <text:p text:style-name="P2"><text:span text:style-name="T3">if</text:span>(<text:span text:style-name="T5">capacity</text:span> &gt;= <text:span text:style-name="T8">0</text:span>) {</text:p>
      <text:p text:style-name="P5">// Dynamic Allocation of the Base</text:p>
      <text:p text:style-name="P2"><text:span text:style-name="T6">llfifo_t</text:span>* <text:span text:style-name="T5">fifo</text:span> = (<text:span text:style-name="T6">llfifo_t</text:span>*)<text:span text:style-name="T7">malloc</text:span>(<text:span text:style-name="T2">sizeof</text:span>(<text:span text:style-name="T6">llfifo_t</text:span>));</text:p>
      <text:p text:style-name="P5">// Initially No Nodes Stored</text:p>
      <text:p text:style-name="P2"><text:span text:style-name="T5">fifo</text:span>-&gt;<text:span text:style-name="T5">storednodes</text:span> = <text:span text:style-name="T8">0</text:span>;</text:p>
      <text:p text:style-name="P2"><text:span text:style-name="T5">fifo</text:span>-&gt;<text:span text:style-name="T5">val</text:span> = <text:span text:style-name="T2">NULL</text:span>;</text:p>
      <text:p text:style-name="P2"><text:span text:style-name="T5">fifo</text:span>-&gt;<text:span text:style-name="T5">allocatednodes</text:span> = <text:span text:style-name="T5">capacity</text:span>;</text:p>
      <text:p text:style-name="P2"><text:span text:style-name="T5">fifo</text:span>-&gt;<text:span text:style-name="T5">front</text:span> = <text:span text:style-name="T5">fifo</text:span>-&gt;<text:span text:style-name="T5">rear</text:span> = <text:span text:style-name="T2">NULL</text:span>; </text:p>
      <text:p text:style-name="P2"><text:span text:style-name="T5">fifo</text:span>-&gt;<text:span text:style-name="T5">created</text:span> = <text:span text:style-name="T2">false</text:span>;</text:p>
      <text:p text:style-name="P2"><text:span text:style-name="T5">fifo</text:span>-&gt;<text:span text:style-name="T5">destroy</text:span> = <text:span text:style-name="T2">false</text:span>;</text:p>
      <text:p text:style-name="P2"><text:span text:style-name="T5">fifo</text:span>-&gt;<text:span text:style-name="T5">del_nodes</text:span> = <text:span text:style-name="T8">0</text:span>;</text:p>
      <text:p text:style-name="P2"><text:span text:style-name="T3">return</text:span> <text:span text:style-name="T5">fifo</text:span>;</text:p>
      <text:p text:style-name="P2">}</text:p>
      <text:p text:style-name="P2"><text:span text:style-name="T3">else</text:span> </text:p>
      <text:p text:style-name="P5">// Error Handling </text:p>
      <text:p text:style-name="P2"><text:span text:style-name="T3">return</text:span> <text:span text:style-name="T2">NULL</text:span>;</text:p>
      <text:p text:style-name="P2">}</text:p>
      <text:p text:style-name="P7"/>
      <text:p text:style-name="P5">/*</text:p>
      <text:p text:style-name="P5">* Returns the number of elements currently on the FIFO. </text:p>
      <text:p text:style-name="P5">*</text:p>
      <text:p text:style-name="P5">* Parameters:</text:p>
      <text:p text:style-name="P5">* fifo The fifo in question</text:p>
      <text:p text:style-name="P5">* </text:p>
      <text:p text:style-name="P5">* Returns:</text:p>
      <text:p text:style-name="P5">* The number of elements currently on the FIFO</text:p>
      <text:p text:style-name="P5">*/</text:p>
      <text:p text:style-name="P2"><text:span text:style-name="T2">int</text:span> <text:span text:style-name="T7">llfifo_length</text:span>(<text:span text:style-name="T6">llfifo_t</text:span> *<text:span text:style-name="T5">fifo</text:span>) {</text:p>
      <text:p text:style-name="P2"><text:span text:style-name="T3">return</text:span> (<text:span text:style-name="T5">fifo</text:span>-&gt;<text:span text:style-name="T5">storednodes</text:span> - <text:span text:style-name="T5">fifo</text:span>-&gt;<text:span text:style-name="T5">del_nodes</text:span>);</text:p>
      <text:p text:style-name="P2">}</text:p>
      <text:p text:style-name="P7"/>
      <text:p text:style-name="P5">/*</text:p>
      <text:p text:style-name="P5">* Returns the FIFO's current capacity</text:p>
      <text:p text:style-name="P5">*</text:p>
      <text:p text:style-name="P5">* Parameters:</text:p>
      <text:p text:style-name="P5">* fifo The fifo in question</text:p>
      <text:p text:style-name="P5">* </text:p>
      <text:p text:style-name="P5">* Returns:</text:p>
      <text:p text:style-name="P5">* The current capacity, in number of elements, for the FIFO</text:p>
      <text:p text:style-name="P5">*/</text:p>
      <text:p text:style-name="P2"><text:span text:style-name="T2">int</text:span> <text:span text:style-name="T7">llfifo_capacity</text:span>(<text:span text:style-name="T6">llfifo_t</text:span> *<text:span text:style-name="T5">fifo</text:span>) {</text:p>
      <text:p text:style-name="P2"><text:span text:style-name="T3">if</text:span>( <text:span text:style-name="T7">llfifo_length</text:span>(<text:span text:style-name="T5">fifo</text:span>) &gt; <text:span text:style-name="T5">fifo</text:span>-&gt;<text:span text:style-name="T5">allocatednodes</text:span> ) {</text:p>
      <text:p text:style-name="P2"><text:soft-page-break/><text:span text:style-name="T3">return</text:span> <text:span text:style-name="T7">llfifo_length</text:span>(<text:span text:style-name="T5">fifo</text:span>);</text:p>
      <text:p text:style-name="P2">}</text:p>
      <text:p text:style-name="P2"><text:span text:style-name="T3">else</text:span> </text:p>
      <text:p text:style-name="P2"><text:span text:style-name="T3">return</text:span> <text:span text:style-name="T5">fifo</text:span>-&gt;<text:span text:style-name="T5">allocatednodes</text:span>;</text:p>
      <text:p text:style-name="P2">}</text:p>
      <text:p text:style-name="P7"/>
      <text:p text:style-name="P5">/*</text:p>
      <text:p text:style-name="P5">* Enqueues an element onto the FIFO, growing the FIFO by adding</text:p>
      <text:p text:style-name="P5">* additional elements, if necessary</text:p>
      <text:p text:style-name="P5">*</text:p>
      <text:p text:style-name="P5">* Parameters:</text:p>
      <text:p text:style-name="P5">* fifo The fifo in question</text:p>
      <text:p text:style-name="P5">* element The element to enqueue</text:p>
      <text:p text:style-name="P5">* </text:p>
      <text:p text:style-name="P5">* Returns:</text:p>
      <text:p text:style-name="P5">* The new length of the FIFO on success, -1 on failure</text:p>
      <text:p text:style-name="P5">*/</text:p>
      <text:p text:style-name="P2"><text:span text:style-name="T2">int</text:span> <text:span text:style-name="T7">llfifo_enqueue</text:span>(<text:span text:style-name="T6">llfifo_t</text:span> *<text:span text:style-name="T5">fifo</text:span>, <text:span text:style-name="T2">void</text:span> *<text:span text:style-name="T5">element</text:span>) {</text:p>
      <text:p text:style-name="P2"><text:span text:style-name="T3">if</text:span>(<text:span text:style-name="T5">fifo</text:span>) {</text:p>
      <text:p text:style-name="P5">// Create a new LL node </text:p>
      <text:p text:style-name="P2"><text:span text:style-name="T6">node</text:span>* <text:span text:style-name="T5">temp</text:span> = <text:span text:style-name="T7">newNode</text:span>(<text:span text:style-name="T5">element</text:span>, <text:span text:style-name="T5">fifo</text:span>-&gt;<text:span text:style-name="T5">allocatednodes</text:span>, <text:span text:style-name="T5">fifo</text:span>);</text:p>
      <text:p text:style-name="P7"/>
      <text:p text:style-name="P5">// If queue is empty, then new node is front and rear both </text:p>
      <text:p text:style-name="P2"><text:span text:style-name="T3">if</text:span> (<text:span text:style-name="T5">fifo</text:span>-&gt;<text:span text:style-name="T5">rear</text:span> == <text:span text:style-name="T2">NULL</text:span>) { </text:p>
      <text:p text:style-name="P2"><text:span text:style-name="T5">fifo</text:span>-&gt;<text:span text:style-name="T5">front</text:span> = <text:span text:style-name="T5">fifo</text:span>-&gt;<text:span text:style-name="T5">rear</text:span> = <text:span text:style-name="T5">temp</text:span>; </text:p>
      <text:p text:style-name="P2"><text:span text:style-name="T5">fifo</text:span>-&gt;<text:span text:style-name="T5">storednodes</text:span>++;</text:p>
      <text:p text:style-name="P2"><text:span text:style-name="T3">return</text:span> <text:span text:style-name="T7">llfifo_length</text:span>(<text:span text:style-name="T5">fifo</text:span>);</text:p>
      <text:p text:style-name="P2">} </text:p>
      <text:p text:style-name="P5">// Add the new node at the end of queue and change rear </text:p>
      <text:p text:style-name="P2"><text:span text:style-name="T5">fifo</text:span>-&gt;<text:span text:style-name="T5">rear</text:span>-&gt;<text:span text:style-name="T5">next</text:span> = <text:span text:style-name="T5">temp</text:span>; </text:p>
      <text:p text:style-name="P2"><text:span text:style-name="T5">fifo</text:span>-&gt;<text:span text:style-name="T5">rear</text:span> = <text:span text:style-name="T5">temp</text:span>;</text:p>
      <text:p text:style-name="P2"><text:span text:style-name="T5">fifo</text:span>-&gt;<text:span text:style-name="T5">storednodes</text:span>++; </text:p>
      <text:p text:style-name="P2"><text:span text:style-name="T3">return</text:span> <text:span text:style-name="T7">llfifo_length</text:span>(<text:span text:style-name="T5">fifo</text:span>);</text:p>
      <text:p text:style-name="P2">}</text:p>
      <text:p text:style-name="P2"><text:span text:style-name="T3">else</text:span> {</text:p>
      <text:p text:style-name="P2"><text:span text:style-name="T3">return</text:span> -<text:span text:style-name="T8">1</text:span>;</text:p>
      <text:p text:style-name="P2">}</text:p>
      <text:p text:style-name="P2">}</text:p>
      <text:p text:style-name="P7"/>
      <text:p text:style-name="P5">/*</text:p>
      <text:p text:style-name="P5">* Removes ("dequeues") an element from the FIFO, and returns it</text:p>
      <text:p text:style-name="P5">*</text:p>
      <text:p text:style-name="P5">* Parameters:</text:p>
      <text:p text:style-name="P5">* fifo The fifo in question</text:p>
      <text:p text:style-name="P5">* </text:p>
      <text:p text:style-name="P5">* Returns:</text:p>
      <text:p text:style-name="P5">* The dequeued element, or NULL if the FIFO was empty</text:p>
      <text:p text:style-name="P5"><text:soft-page-break/>*/</text:p>
      <text:p text:style-name="P2"><text:span text:style-name="T2">void</text:span> *<text:span text:style-name="T7">llfifo_dequeue</text:span>(<text:span text:style-name="T6">llfifo_t</text:span> *<text:span text:style-name="T5">fifo</text:span>) {</text:p>
      <text:p text:style-name="P7"/>
      <text:p text:style-name="P2"><text:span text:style-name="T3">if</text:span>(!<text:span text:style-name="T5">fifo</text:span>-&gt;<text:span text:style-name="T5">destroy</text:span>) {</text:p>
      <text:p text:style-name="P2"><text:span text:style-name="T5">fifo</text:span>-&gt;<text:span text:style-name="T5">destroy</text:span> = <text:span text:style-name="T2">true</text:span>;</text:p>
      <text:p text:style-name="P2">}</text:p>
      <text:p text:style-name="P7"/>
      <text:p text:style-name="P2"><text:span text:style-name="T3">if</text:span>(<text:span text:style-name="T5">fifo</text:span>-&gt;<text:span text:style-name="T5">del_nodes</text:span> == <text:span text:style-name="T5">fifo</text:span>-&gt;<text:span text:style-name="T5">storednodes</text:span> - <text:span text:style-name="T8">1</text:span>) {</text:p>
      <text:p text:style-name="P2"><text:span text:style-name="T6">node</text:span>* <text:span text:style-name="T5">temp</text:span> = <text:span text:style-name="T5">fifo</text:span>-&gt;<text:span text:style-name="T5">front</text:span>; </text:p>
      <text:p text:style-name="P2"><text:span text:style-name="T5">fifo</text:span>-&gt;<text:span text:style-name="T5">val</text:span> = <text:span text:style-name="T5">temp</text:span>-&gt;<text:span text:style-name="T5">key</text:span>;</text:p>
      <text:p text:style-name="P2"><text:span text:style-name="T5">fifo</text:span>-&gt;<text:span text:style-name="T5">del_nodes</text:span>++;</text:p>
      <text:p text:style-name="P2"><text:span text:style-name="T3">return</text:span> <text:span text:style-name="T5">fifo</text:span>-&gt;<text:span text:style-name="T5">val</text:span>;</text:p>
      <text:p text:style-name="P2">}</text:p>
      <text:p text:style-name="P7"/>
      <text:p text:style-name="P5">// If queue is empty, return NULL. </text:p>
      <text:p text:style-name="P5">// if (fifo-&gt;storednodes &lt;= 0) {</text:p>
      <text:p text:style-name="P2"><text:span text:style-name="T3">if</text:span> (<text:span text:style-name="T7">llfifo_length</text:span>(<text:span text:style-name="T5">fifo</text:span>) &lt;= <text:span text:style-name="T8">0</text:span>) {</text:p>
      <text:p text:style-name="P2"><text:span text:style-name="T5">fifo</text:span>-&gt;<text:span text:style-name="T5">front</text:span> = <text:span text:style-name="T2">NULL</text:span>;</text:p>
      <text:p text:style-name="P2"><text:span text:style-name="T5">fifo</text:span>-&gt;<text:span text:style-name="T5">rear</text:span> = <text:span text:style-name="T2">NULL</text:span>; </text:p>
      <text:p text:style-name="P2"><text:span text:style-name="T3">return</text:span> <text:span text:style-name="T2">NULL</text:span>; </text:p>
      <text:p text:style-name="P2">}</text:p>
      <text:p text:style-name="P5">// Store previous front and move front one node ahead </text:p>
      <text:p text:style-name="P2"><text:span text:style-name="T6">node</text:span>* <text:span text:style-name="T5">temp</text:span> = <text:span text:style-name="T5">fifo</text:span>-&gt;<text:span text:style-name="T5">front</text:span>; </text:p>
      <text:p text:style-name="P2"><text:span text:style-name="T5">fifo</text:span>-&gt;<text:span text:style-name="T5">front</text:span> = <text:span text:style-name="T5">fifo</text:span>-&gt;<text:span text:style-name="T5">front</text:span>-&gt;<text:span text:style-name="T5">next</text:span>; </text:p>
      <text:p text:style-name="P5">// If front becomes NULL, then change rear also as NULL </text:p>
      <text:p text:style-name="P2"><text:span text:style-name="T3">if</text:span> (<text:span text:style-name="T5">fifo</text:span>-&gt;<text:span text:style-name="T5">front</text:span> == <text:span text:style-name="T2">NULL</text:span> ) {</text:p>
      <text:p text:style-name="P2"><text:span text:style-name="T5">fifo</text:span>-&gt;<text:span text:style-name="T5">rear</text:span> = <text:span text:style-name="T2">NULL</text:span>; </text:p>
      <text:p text:style-name="P2"><text:span text:style-name="T3">return</text:span> <text:span text:style-name="T2">NULL</text:span>; </text:p>
      <text:p text:style-name="P2">}</text:p>
      <text:p text:style-name="P7"/>
      <text:p text:style-name="P2"><text:span text:style-name="T5">fifo</text:span>-&gt;<text:span text:style-name="T5">val</text:span> = <text:span text:style-name="T5">temp</text:span>-&gt;<text:span text:style-name="T5">key</text:span>;</text:p>
      <text:p text:style-name="P2"><text:span text:style-name="T3">if</text:span>(<text:span text:style-name="T7">llfifo_capacity</text:span>(<text:span text:style-name="T5">fifo</text:span>) &gt; <text:span text:style-name="T5">fifo</text:span>-&gt;<text:span text:style-name="T5">allocatednodes</text:span>) {</text:p>
      <text:p text:style-name="P2"><text:span text:style-name="T7">free</text:span>(<text:span text:style-name="T5">temp</text:span>);</text:p>
      <text:p text:style-name="P2">}</text:p>
      <text:p text:style-name="P2"><text:span text:style-name="T5">fifo</text:span>-&gt;<text:span text:style-name="T5">del_nodes</text:span>++;</text:p>
      <text:p text:style-name="P2"><text:span text:style-name="T3">return</text:span> <text:span text:style-name="T5">fifo</text:span>-&gt;<text:span text:style-name="T5">val</text:span>;</text:p>
      <text:p text:style-name="P2">}</text:p>
      <text:p text:style-name="P7"/>
      <text:p text:style-name="P5">/*</text:p>
      <text:p text:style-name="P5">* Teardown function. The llfifo will free all dynamically allocated</text:p>
      <text:p text:style-name="P5">* memory. After calling this function, the fifo should not be used</text:p>
      <text:p text:style-name="P5">* again!</text:p>
      <text:p text:style-name="P5">*</text:p>
      <text:p text:style-name="P5">* Parameters:</text:p>
      <text:p text:style-name="P5">* fifo The fifo in question</text:p>
      <text:p text:style-name="P5">* </text:p>
      <text:p text:style-name="P5">* Returns:</text:p>
      <text:p text:style-name="P5"><text:soft-page-break/>* none</text:p>
      <text:p text:style-name="P5">*/</text:p>
      <text:p text:style-name="P2"><text:span text:style-name="T2">void</text:span> <text:span text:style-name="T7">llfifo_destroy</text:span>(<text:span text:style-name="T6">llfifo_t</text:span> *<text:span text:style-name="T5">fifo</text:span>) {</text:p>
      <text:p text:style-name="P2"><text:span text:style-name="T3">if</text:span> (<text:span text:style-name="T5">fifo</text:span>) {</text:p>
      <text:p text:style-name="P2"><text:span text:style-name="T3">while</text:span>( <text:span text:style-name="T7">llfifo_length</text:span>(<text:span text:style-name="T5">fifo</text:span>) &gt; <text:span text:style-name="T7">llfifo_capacity</text:span>(<text:span text:style-name="T5">fifo</text:span>) ) {</text:p>
      <text:p text:style-name="P2"><text:span text:style-name="T7">llfifo_dequeue</text:span>(<text:span text:style-name="T5">fifo</text:span>); </text:p>
      <text:p text:style-name="P2">}</text:p>
      <text:p text:style-name="P2"><text:span text:style-name="T5">fifo</text:span>-&gt;<text:span text:style-name="T5">del_nodes</text:span> = <text:span text:style-name="T5">fifo</text:span>-&gt;<text:span text:style-name="T5">storednodes</text:span>;</text:p>
      <text:p text:style-name="P2"><text:span text:style-name="T7">free</text:span>(<text:span text:style-name="T5">fifo</text:span>-&gt;<text:span text:style-name="T5">start</text:span>);</text:p>
      <text:p text:style-name="P2"><text:span text:style-name="T7">free</text:span>(<text:span text:style-name="T5">fifo</text:span>); </text:p>
      <text:p text:style-name="P2">}</text:p>
      <text:p text:style-name="P2"><text:span text:style-name="T3">else</text:span> {</text:p>
      <text:p text:style-name="P2"><text:span text:style-name="T7">free</text:span>(<text:span text:style-name="T5">fifo</text:span>); </text:p>
      <text:p text:style-name="P2"><text:span text:style-name="T3">return</text:span>;</text:p>
      <text:p text:style-name="P2">}</text:p>
      <text:p text:style-name="P2">}</text:p>
      <text:p text:style-name="P7"/>
      <text:p text:style-name="P2"><text:span text:style-name="T3">#endif</text:span> <text:span text:style-name="T1">// _LLFIFO_C_</text:span></text:p>
      <text:p text:style-name="P2"/>
      <text:p text:style-name="P1">LLFIFO.h</text:p>
      <text:p text:style-name="P6">/*</text:p>
      <text:p text:style-name="P5">* llfifo.h - a dynamically-growing FIFO</text:p>
      <text:p text:style-name="P5">* </text:p>
      <text:p text:style-name="P5">* Author: Howdy Pierce, howdy.pierce@colorado.edu</text:p>
      <text:p text:style-name="P5">* Modeified : Arpit Savarakara, arpit.savarkar@colorado.edu</text:p>
      <text:p text:style-name="P5">*/</text:p>
      <text:p text:style-name="P7"/>
      <text:p text:style-name="P2"><text:span text:style-name="T3">#ifndef</text:span><text:span text:style-name="T2"> _LLFIFO_H_</text:span></text:p>
      <text:p text:style-name="P2"><text:span text:style-name="T3">#define</text:span><text:span text:style-name="T2"> _LLFIFO_H_</text:span></text:p>
      <text:p text:style-name="P7"/>
      <text:p text:style-name="P2"><text:span text:style-name="T3">#include</text:span><text:span text:style-name="T2"> </text:span><text:span text:style-name="T4">&lt;stdlib.h&gt;</text:span></text:p>
      <text:p text:style-name="P2"><text:span text:style-name="T3">#include</text:span><text:span text:style-name="T2"> </text:span><text:span text:style-name="T4">&lt;stdint.h&gt;</text:span></text:p>
      <text:p text:style-name="P2"><text:span text:style-name="T3">#include</text:span><text:span text:style-name="T2"> </text:span><text:span text:style-name="T4">&lt;stdbool.h&gt;</text:span></text:p>
      <text:p text:style-name="P2"><text:span text:style-name="T3">#include</text:span><text:span text:style-name="T2"> </text:span><text:span text:style-name="T4">&lt;string.h&gt;</text:span></text:p>
      <text:p text:style-name="P2"><text:span text:style-name="T3">#include</text:span><text:span text:style-name="T2"> </text:span><text:span text:style-name="T4">&lt;stdio.h&gt;</text:span></text:p>
      <text:p text:style-name="P2"><text:span text:style-name="T3">#include</text:span><text:span text:style-name="T2"> </text:span><text:span text:style-name="T4">&lt;assert.h&gt;</text:span></text:p>
      <text:p text:style-name="P7"/>
      <text:p text:style-name="P5">/* </text:p>
      <text:p text:style-name="P5">* The llfifo's main data structure. </text:p>
      <text:p text:style-name="P5">*</text:p>
      <text:p text:style-name="P5">* Defined here as an incomplete type, in order to hide the</text:p>
      <text:p text:style-name="P5">* implementation from the user. You will need to define this struct</text:p>
      <text:p text:style-name="P5">* in your .c file.</text:p>
      <text:p text:style-name="P5">*/</text:p>
      <text:p text:style-name="P2"><text:span text:style-name="T2">typedef</text:span> <text:span text:style-name="T2">struct</text:span> <text:span text:style-name="T6">llfifo_s</text:span> <text:span text:style-name="T6">llfifo_t</text:span>;</text:p>
      <text:p text:style-name="P12"><text:soft-page-break/></text:p>
      <text:p text:style-name="P5">/*</text:p>
      <text:p text:style-name="P5">* Initializes the FIFO</text:p>
      <text:p text:style-name="P5">*</text:p>
      <text:p text:style-name="P5">* Parameters:</text:p>
      <text:p text:style-name="P5">* capacity the initial size of the fifo, in number of elements</text:p>
      <text:p text:style-name="P5">* </text:p>
      <text:p text:style-name="P5">* Returns:</text:p>
      <text:p text:style-name="P5">* A pointer to an llfifo_t, or NULL in case of an error.</text:p>
      <text:p text:style-name="P5">*/</text:p>
      <text:p text:style-name="P2"><text:span text:style-name="T6">llfifo_t</text:span> <text:span text:style-name="T2">*</text:span><text:span text:style-name="T7">llfifo_create</text:span>(<text:span text:style-name="T2">int</text:span> <text:span text:style-name="T5">capacity</text:span>);</text:p>
      <text:p text:style-name="P12"/>
      <text:p text:style-name="P5">/*</text:p>
      <text:p text:style-name="P5">* Enqueues an element onto the FIFO, growing the FIFO by adding</text:p>
      <text:p text:style-name="P5">* additional elements, if necessary</text:p>
      <text:p text:style-name="P5">*</text:p>
      <text:p text:style-name="P5">* Parameters:</text:p>
      <text:p text:style-name="P5">* fifo The fifo in question</text:p>
      <text:p text:style-name="P5">* element The element to enqueue</text:p>
      <text:p text:style-name="P5">* </text:p>
      <text:p text:style-name="P5">* Returns:</text:p>
      <text:p text:style-name="P5">* The new length of the FIFO on success, -1 on failure</text:p>
      <text:p text:style-name="P5">*/</text:p>
      <text:p text:style-name="P2"><text:span text:style-name="T2">int</text:span> <text:span text:style-name="T7">llfifo_enqueue</text:span>(<text:span text:style-name="T6">llfifo_t</text:span> <text:span text:style-name="T2">*</text:span><text:span text:style-name="T5">fifo</text:span>, <text:span text:style-name="T2">void</text:span> <text:span text:style-name="T2">*</text:span><text:span text:style-name="T5">element</text:span>);</text:p>
      <text:p text:style-name="P12"/>
      <text:p text:style-name="P5">/*</text:p>
      <text:p text:style-name="P5">* Removes ("dequeues") an element from the FIFO, and returns it</text:p>
      <text:p text:style-name="P5">*</text:p>
      <text:p text:style-name="P5">* Parameters:</text:p>
      <text:p text:style-name="P5">* fifo The fifo in question</text:p>
      <text:p text:style-name="P5">* </text:p>
      <text:p text:style-name="P5">* Returns:</text:p>
      <text:p text:style-name="P5">* The dequeued element, or NULL if the FIFO was empty</text:p>
      <text:p text:style-name="P5">*/</text:p>
      <text:p text:style-name="P2"><text:span text:style-name="T2">void</text:span> <text:span text:style-name="T2">*</text:span><text:span text:style-name="T7">llfifo_dequeue</text:span>(<text:span text:style-name="T6">llfifo_t</text:span> <text:span text:style-name="T2">*</text:span><text:span text:style-name="T5">fifo</text:span>);</text:p>
      <text:p text:style-name="P12"/>
      <text:p text:style-name="P5">/*</text:p>
      <text:p text:style-name="P5">* Returns the number of elements currently on the FIFO. </text:p>
      <text:p text:style-name="P5">*</text:p>
      <text:p text:style-name="P5">* Parameters:</text:p>
      <text:p text:style-name="P5">* fifo The fifo in question</text:p>
      <text:p text:style-name="P5">* </text:p>
      <text:p text:style-name="P5">* Returns:</text:p>
      <text:p text:style-name="P5"><text:soft-page-break/>* The number of elements currently on the FIFO</text:p>
      <text:p text:style-name="P5">*/</text:p>
      <text:p text:style-name="P2"><text:span text:style-name="T2">int</text:span> <text:span text:style-name="T7">llfifo_length</text:span>(<text:span text:style-name="T6">llfifo_t</text:span> <text:span text:style-name="T2">*</text:span><text:span text:style-name="T5">fifo</text:span>);</text:p>
      <text:p text:style-name="P12"/>
      <text:p text:style-name="P5">/*</text:p>
      <text:p text:style-name="P5">* Returns the FIFO's current capacity</text:p>
      <text:p text:style-name="P5">*</text:p>
      <text:p text:style-name="P5">* Parameters:</text:p>
      <text:p text:style-name="P5">* fifo The fifo in question</text:p>
      <text:p text:style-name="P5">* </text:p>
      <text:p text:style-name="P5">* Returns:</text:p>
      <text:p text:style-name="P5">* The current capacity, in number of elements, for the FIFO</text:p>
      <text:p text:style-name="P5">*/</text:p>
      <text:p text:style-name="P2"><text:span text:style-name="T2">int</text:span> <text:span text:style-name="T7">llfifo_capacity</text:span>(<text:span text:style-name="T6">llfifo_t</text:span> <text:span text:style-name="T2">*</text:span><text:span text:style-name="T5">fifo</text:span>);</text:p>
      <text:p text:style-name="P12"/>
      <text:p text:style-name="P5">/*</text:p>
      <text:p text:style-name="P5">* Teardown function. The llfifo will free all dynamically allocated</text:p>
      <text:p text:style-name="P5">* memory. After calling this function, the fifo should not be used</text:p>
      <text:p text:style-name="P5">* again!</text:p>
      <text:p text:style-name="P5">*</text:p>
      <text:p text:style-name="P5">* Parameters:</text:p>
      <text:p text:style-name="P5">* fifo The fifo in question</text:p>
      <text:p text:style-name="P5">* </text:p>
      <text:p text:style-name="P5">* Returns:</text:p>
      <text:p text:style-name="P5">* none</text:p>
      <text:p text:style-name="P5">*/</text:p>
      <text:p text:style-name="P2"><text:span text:style-name="T2">void</text:span> <text:span text:style-name="T7">llfifo_destroy</text:span>(<text:span text:style-name="T6">llfifo_t</text:span> <text:span text:style-name="T2">*</text:span><text:span text:style-name="T5">fifo</text:span>);</text:p>
      <text:p text:style-name="P7"/>
      <text:p text:style-name="P2"><text:span text:style-name="T3">#endif</text:span><text:span text:style-name="T1"> // _LLFIFO_H_</text:span></text:p>
      <text:p text:style-name="P2"/>
      <text:p text:style-name="P1">MAIN.c</text:p>
      <text:p text:style-name="P3"><text:span text:style-name="T3">#include</text:span><text:span text:style-name="T2"> </text:span><text:span text:style-name="T4">"test_llfifo.c"</text:span></text:p>
      <text:p text:style-name="P2"><text:span text:style-name="T3">#include</text:span><text:span text:style-name="T2"> </text:span><text:span text:style-name="T4">"test_cbfifo.c"</text:span></text:p>
      <text:p text:style-name="P7"/>
      <text:p text:style-name="P2"><text:span text:style-name="T2">int</text:span> <text:span text:style-name="T7">main</text:span>() {</text:p>
      <text:p text:style-name="P2"><text:span text:style-name="T2">int</text:span> success = <text:span text:style-name="T8">1</text:span>;</text:p>
      <text:p text:style-name="P7"/>
      <text:p text:style-name="P2">success &amp;= <text:span text:style-name="T7">llfifo_main</text:span>();</text:p>
      <text:p text:style-name="P2">success &amp;= <text:span text:style-name="T7">cbfifo_main</text:span>();</text:p>
      <text:p text:style-name="P2"><text:span text:style-name="T3">if</text:span> (success)</text:p>
      <text:p text:style-name="P2"><text:span text:style-name="T7">printf</text:span>(<text:span text:style-name="T4">"All tests succeeded</text:span><text:span text:style-name="T9">\n</text:span><text:span text:style-name="T4">"</text:span>);</text:p>
      <text:p text:style-name="P8">else</text:p>
      <text:p text:style-name="P2"><text:span text:style-name="T7">printf</text:span>(<text:span text:style-name="T4">"NOTE: FAILURES OCCURRED</text:span><text:span text:style-name="T9">\n</text:span><text:span text:style-name="T4">"</text:span>);</text:p>
      <text:p text:style-name="P2"><text:soft-page-break/>}</text:p>
      <text:p text:style-name="P1">MAKEFILE </text:p>
      <text:p text:style-name="P6"># -*- MakeFile -*-</text:p>
      <text:p text:style-name="P7"/>
      <text:p text:style-name="P2"><text:span text:style-name="T7">main</text:span>: main.c</text:p>
      <text:p text:style-name="P2">gcc main.c -o main</text:p>
      <text:p text:style-name="P13"/>
      <text:p text:style-name="P1">TEST_CBFIFO.c</text:p>
      <text:p text:style-name="P6">/******************************************************************************</text:p>
      <text:p text:style-name="P5">*​​Copyright​​ (C) ​​2020 ​​by ​​Arpit Savarkar</text:p>
      <text:p text:style-name="P5">*​​Redistribution,​​ modification ​​or ​​use ​​of ​​this ​​software ​​in​​source​ ​or ​​binary</text:p>
      <text:p text:style-name="P5">*​​forms​​ is​​ permitted​​ as​​ long​​ as​​ the​​ files​​ maintain​​ this​​ copyright.​​ Users​​ are</text:p>
      <text:p text:style-name="P5">*​​permitted​​ to ​​modify ​​this ​​and ​​use ​​it ​​to ​​learn ​​about ​​the ​​field​​ of ​​embedded</text:p>
      <text:p text:style-name="P5">*​​software. ​​Arpit Savarkar ​​and​ ​the ​​University ​​of ​​Colorado ​​are ​​not​ ​liable ​​for</text:p>
      <text:p text:style-name="P5">*​​any ​​misuse ​​of ​​this ​​material.</text:p>
      <text:p text:style-name="P5">*</text:p>
      <text:p text:style-name="P2"><text:span text:style-name="T1">******************************************************************************/</text:span> </text:p>
      <text:p text:style-name="P5">/**</text:p>
      <text:p text:style-name="P2"><text:span text:style-name="T1">* </text:span><text:span text:style-name="T2">@file</text:span><text:span text:style-name="T1"> test_cbfifo.c</text:span></text:p>
      <text:p text:style-name="P2"><text:span text:style-name="T1">* </text:span><text:span text:style-name="T2">@brief</text:span><text:span text:style-name="T1"> An abstraction to maintain and instantiate Ciruclar Buffer</text:span></text:p>
      <text:p text:style-name="P5">* instantiated globally in cbfifo.h</text:p>
      <text:p text:style-name="P5">* </text:p>
      <text:p text:style-name="P5">* This file provides functions and abstractions for to test and</text:p>
      <text:p text:style-name="P5">* manipulate Circular Buffer in cbfifo.c</text:p>
      <text:p text:style-name="P5">* </text:p>
      <text:p text:style-name="P2"><text:span text:style-name="T1">* </text:span><text:span text:style-name="T2">@author</text:span><text:span text:style-name="T1"> Arpit Savarkar</text:span></text:p>
      <text:p text:style-name="P2"><text:span text:style-name="T1">* </text:span><text:span text:style-name="T2">@date</text:span><text:span text:style-name="T1"> September 10 2020</text:span></text:p>
      <text:p text:style-name="P2"><text:span text:style-name="T1">* </text:span><text:span text:style-name="T2">@version</text:span><text:span text:style-name="T1"> 1.0</text:span></text:p>
      <text:p text:style-name="P5">* </text:p>
      <text:p text:style-name="P5">* </text:p>
      <text:p text:style-name="P5">Sources of Reference :</text:p>
      <text:p text:style-name="P5">Online Links : https://embeddedartistry.com/blog/2017/05/17/creating-a-circular-buffer-in-c-and-c/</text:p>
      <text:p text:style-name="P5">Textbooks : Embedded Systems Fundamentals with Arm Cortex-M based MicroControllers </text:p>
      <text:p text:style-name="P5">I would like to thank the SA's of the course Rakesh Kumar, Saket Penurkar and Howdy Pierece for their </text:p>
      <text:p text:style-name="P5">support to debug the Cirular Buffer Implementation</text:p>
      <text:p text:style-name="P5">*/</text:p>
      <text:p text:style-name="P7"/>
      <text:p text:style-name="P2"><text:span text:style-name="T3">#include</text:span><text:span text:style-name="T2"> </text:span><text:span text:style-name="T4">"cbfifo.c"</text:span></text:p>
      <text:p text:style-name="P7"/>
      <text:p text:style-name="P2"><text:span text:style-name="T2">int</text:span> <text:span text:style-name="T7">test_cbfifo_enqueue</text:span>()</text:p>
      <text:p text:style-name="P2"><text:soft-page-break/>{ </text:p>
      <text:p text:style-name="P2"><text:span text:style-name="T2">typedef</text:span> <text:span text:style-name="T2">struct</text:span> {</text:p>
      <text:p text:style-name="P2"><text:span text:style-name="T2">char</text:span> <text:span text:style-name="T5">element</text:span>;</text:p>
      <text:p text:style-name="P2"><text:span text:style-name="T2">int</text:span> <text:span text:style-name="T5">expected_res</text:span>;</text:p>
      <text:p text:style-name="P2">} <text:span text:style-name="T6">test_matrix_t</text:span>;</text:p>
      <text:p text:style-name="P2"><text:span text:style-name="T2">int</text:span> <text:span text:style-name="T5">act_ret</text:span>;</text:p>
      <text:p text:style-name="P2"><text:span text:style-name="T2">char</text:span> <text:span text:style-name="T5">str</text:span>[<text:span text:style-name="T8">11</text:span>] = <text:span text:style-name="T4">"testString"</text:span>;</text:p>
      <text:p text:style-name="P2"><text:span text:style-name="T2">char</text:span> <text:span text:style-name="T5">ch</text:span> = <text:span text:style-name="T4">'a'</text:span>;</text:p>
      <text:p text:style-name="P2"><text:span text:style-name="T6">test_matrix_t</text:span> <text:span text:style-name="T5">tests</text:span><text:span text:style-name="T2">[]</text:span> =</text:p>
      <text:p text:style-name="P2">{ </text:p>
      <text:p text:style-name="P2">{<text:span text:style-name="T5">str</text:span>[<text:span text:style-name="T8">0</text:span>], <text:span text:style-name="T8">1</text:span>},</text:p>
      <text:p text:style-name="P2">{<text:span text:style-name="T5">str</text:span>[<text:span text:style-name="T8">2</text:span>], <text:span text:style-name="T8">2</text:span>},</text:p>
      <text:p text:style-name="P2">{<text:span text:style-name="T5">ch</text:span>, <text:span text:style-name="T8">3</text:span>}</text:p>
      <text:p text:style-name="P2">};</text:p>
      <text:p text:style-name="P7"/>
      <text:p text:style-name="P2"><text:span text:style-name="T2">const</text:span> <text:span text:style-name="T2">int</text:span> <text:span text:style-name="T5">num_tests</text:span> = <text:span text:style-name="T2">sizeof</text:span>(<text:span text:style-name="T5">tests</text:span>) / <text:span text:style-name="T2">sizeof</text:span>(<text:span text:style-name="T6">test_matrix_t</text:span>);</text:p>
      <text:p text:style-name="P2"><text:span text:style-name="T2">int</text:span> <text:span text:style-name="T5">tests_passed</text:span> = <text:span text:style-name="T8">0</text:span>;</text:p>
      <text:p text:style-name="P2"><text:span text:style-name="T2">char</text:span> *<text:span text:style-name="T5">test_result</text:span>;</text:p>
      <text:p text:style-name="P7"/>
      <text:p text:style-name="P2"><text:span text:style-name="T3">for</text:span>(<text:span text:style-name="T2">int</text:span> <text:span text:style-name="T5">i</text:span>=<text:span text:style-name="T8">0</text:span>; <text:span text:style-name="T5">i</text:span>&lt;<text:span text:style-name="T5">num_tests</text:span>; <text:span text:style-name="T5">i</text:span>++) {</text:p>
      <text:p text:style-name="P2"><text:span text:style-name="T5">act_ret</text:span> = <text:span text:style-name="T7">cbfifo_enqueue</text:span>( &amp;<text:span text:style-name="T5">tests</text:span>[<text:span text:style-name="T5">i</text:span>].<text:span text:style-name="T5">element</text:span>, <text:span text:style-name="T2">sizeof</text:span>(<text:span text:style-name="T5">tests</text:span>[<text:span text:style-name="T5">i</text:span>].<text:span text:style-name="T5">element</text:span>));</text:p>
      <text:p text:style-name="P2"><text:span text:style-name="T3">if</text:span> (<text:span text:style-name="T5">act_ret</text:span> == <text:span text:style-name="T5">tests</text:span>[<text:span text:style-name="T5">i</text:span>].<text:span text:style-name="T5">expected_res</text:span> ) {</text:p>
      <text:p text:style-name="P2"><text:span text:style-name="T5">test_result</text:span> = <text:span text:style-name="T4">"PASSED"</text:span>;</text:p>
      <text:p text:style-name="P2"><text:span text:style-name="T5">tests_passed</text:span>++;</text:p>
      <text:p text:style-name="P2">} <text:span text:style-name="T3">else</text:span> {</text:p>
      <text:p text:style-name="P2"><text:span text:style-name="T5">test_result</text:span> = <text:span text:style-name="T4">"FAILED"</text:span>;</text:p>
      <text:p text:style-name="P2">}</text:p>
      <text:p text:style-name="P2"><text:span text:style-name="T7">printf</text:span>(<text:span text:style-name="T4">"</text:span><text:span text:style-name="T9">\n</text:span><text:span text:style-name="T4"> %s: cbfifo_enqueue(fifo, %d) returned %d expected %d "</text:span>, <text:span text:style-name="T5">test_result</text:span>,</text:p>
      <text:p text:style-name="P2"><text:span text:style-name="T5">tests</text:span>[<text:span text:style-name="T5">i</text:span>].<text:span text:style-name="T5">element</text:span>, <text:span text:style-name="T5">act_ret</text:span>, <text:span text:style-name="T5">tests</text:span>[<text:span text:style-name="T5">i</text:span>].<text:span text:style-name="T5">expected_res</text:span>);</text:p>
      <text:p text:style-name="P2">}</text:p>
      <text:p text:style-name="P7"/>
      <text:p text:style-name="P2"><text:span text:style-name="T7">printf</text:span>(<text:span text:style-name="T4">"</text:span><text:span text:style-name="T9">\n</text:span><text:span text:style-name="T4"> %s: PASSED %d/%d</text:span><text:span text:style-name="T9">\n</text:span><text:span text:style-name="T4">"</text:span>, __FUNCTION__, <text:span text:style-name="T5">tests_passed</text:span>, <text:span text:style-name="T5">num_tests</text:span>);</text:p>
      <text:p text:style-name="P2"><text:span text:style-name="T3">return</text:span> (<text:span text:style-name="T5">tests_passed</text:span> == <text:span text:style-name="T5">num_tests</text:span>);</text:p>
      <text:p text:style-name="P2">}</text:p>
      <text:p text:style-name="P12"/>
      <text:p text:style-name="P2"><text:span text:style-name="T2">int</text:span> <text:span text:style-name="T7">test_cbfifo_capacity</text:span>()</text:p>
      <text:p text:style-name="P2">{ </text:p>
      <text:p text:style-name="P2"><text:span text:style-name="T2">typedef</text:span> <text:span text:style-name="T2">struct</text:span> {</text:p>
      <text:p text:style-name="P2"><text:span text:style-name="T2">int</text:span> <text:span text:style-name="T5">expected_res</text:span>;</text:p>
      <text:p text:style-name="P2">} <text:span text:style-name="T6">test_matrix_t</text:span>;</text:p>
      <text:p text:style-name="P2"><text:span text:style-name="T6">test_matrix_t</text:span> <text:span text:style-name="T5">tests</text:span><text:span text:style-name="T2">[]</text:span> =</text:p>
      <text:p text:style-name="P2">{ </text:p>
      <text:p text:style-name="P2">{<text:span text:style-name="T8">128</text:span>}</text:p>
      <text:p text:style-name="P2">};</text:p>
      <text:p text:style-name="P7"/>
      <text:p text:style-name="P2"><text:span text:style-name="T2">const</text:span> <text:span text:style-name="T2">int</text:span> <text:span text:style-name="T5">num_tests</text:span> = <text:span text:style-name="T2">sizeof</text:span>(<text:span text:style-name="T5">tests</text:span>) / <text:span text:style-name="T2">sizeof</text:span>(<text:span text:style-name="T6">test_matrix_t</text:span>);</text:p>
      <text:p text:style-name="P2"><text:soft-page-break/><text:span text:style-name="T2">int</text:span> <text:span text:style-name="T5">tests_passed</text:span> = <text:span text:style-name="T8">0</text:span>;</text:p>
      <text:p text:style-name="P2"><text:span text:style-name="T2">char</text:span> *<text:span text:style-name="T5">test_result</text:span>;</text:p>
      <text:p text:style-name="P2"><text:span text:style-name="T6">size_t</text:span> <text:span text:style-name="T5">act_ret</text:span>;</text:p>
      <text:p text:style-name="P2"><text:span text:style-name="T3">for</text:span>(<text:span text:style-name="T2">int</text:span> <text:span text:style-name="T5">i</text:span>=<text:span text:style-name="T8">0</text:span>; <text:span text:style-name="T5">i</text:span>&lt;<text:span text:style-name="T5">num_tests</text:span>; <text:span text:style-name="T5">i</text:span>++) {</text:p>
      <text:p text:style-name="P2"><text:span text:style-name="T5">act_ret</text:span> = <text:span text:style-name="T7">cbfifo_capacity</text:span>();</text:p>
      <text:p text:style-name="P2"><text:span text:style-name="T3">if</text:span> (<text:span text:style-name="T5">act_ret</text:span> == <text:span text:style-name="T5">tests</text:span>[<text:span text:style-name="T5">i</text:span>].<text:span text:style-name="T5">expected_res</text:span> ) {</text:p>
      <text:p text:style-name="P2"><text:span text:style-name="T5">test_result</text:span> = <text:span text:style-name="T4">"PASSED"</text:span>;</text:p>
      <text:p text:style-name="P2"><text:span text:style-name="T5">tests_passed</text:span>++;</text:p>
      <text:p text:style-name="P2">} <text:span text:style-name="T3">else</text:span> {</text:p>
      <text:p text:style-name="P2"><text:span text:style-name="T5">test_result</text:span> = <text:span text:style-name="T4">"FAILED"</text:span>;</text:p>
      <text:p text:style-name="P2">}</text:p>
      <text:p text:style-name="P2"><text:span text:style-name="T7">printf</text:span>(<text:span text:style-name="T4">"</text:span><text:span text:style-name="T9">\n</text:span><text:span text:style-name="T4"> %s: cbfifo_capacity (fifo) returned %ld expected %d "</text:span>, <text:span text:style-name="T5">test_result</text:span>,</text:p>
      <text:p text:style-name="P2"><text:span text:style-name="T5">act_ret</text:span>, <text:span text:style-name="T5">tests</text:span>[<text:span text:style-name="T5">i</text:span>].<text:span text:style-name="T5">expected_res</text:span>);</text:p>
      <text:p text:style-name="P2">}</text:p>
      <text:p text:style-name="P7"/>
      <text:p text:style-name="P2"><text:span text:style-name="T7">printf</text:span>(<text:span text:style-name="T4">"</text:span><text:span text:style-name="T9">\n</text:span><text:span text:style-name="T4"> %s: PASSED %d/%d</text:span><text:span text:style-name="T9">\n</text:span><text:span text:style-name="T4">"</text:span>, __FUNCTION__, <text:span text:style-name="T5">tests_passed</text:span>, <text:span text:style-name="T5">num_tests</text:span>);</text:p>
      <text:p text:style-name="P2"><text:span text:style-name="T3">return</text:span> (<text:span text:style-name="T5">tests_passed</text:span> == <text:span text:style-name="T5">num_tests</text:span>);</text:p>
      <text:p text:style-name="P2">}</text:p>
      <text:p text:style-name="P11"><text:line-break/></text:p>
      <text:p text:style-name="P2"><text:span text:style-name="T2">int</text:span> <text:span text:style-name="T7">test_cbfifo_length</text:span>()</text:p>
      <text:p text:style-name="P2">{ </text:p>
      <text:p text:style-name="P2"><text:span text:style-name="T2">typedef</text:span> <text:span text:style-name="T2">struct</text:span> {</text:p>
      <text:p text:style-name="P2"><text:span text:style-name="T2">int</text:span> <text:span text:style-name="T5">expected_res</text:span>;</text:p>
      <text:p text:style-name="P2">} <text:span text:style-name="T6">test_matrix_t</text:span>;</text:p>
      <text:p text:style-name="P2"><text:span text:style-name="T6">test_matrix_t</text:span> <text:span text:style-name="T5">tests</text:span><text:span text:style-name="T2">[]</text:span> =</text:p>
      <text:p text:style-name="P2">{ </text:p>
      <text:p text:style-name="P2">{<text:span text:style-name="T8">3</text:span>}</text:p>
      <text:p text:style-name="P2">};</text:p>
      <text:p text:style-name="P7"/>
      <text:p text:style-name="P2"><text:span text:style-name="T2">const</text:span> <text:span text:style-name="T2">int</text:span> <text:span text:style-name="T5">num_tests</text:span> = <text:span text:style-name="T2">sizeof</text:span>(<text:span text:style-name="T5">tests</text:span>) / <text:span text:style-name="T2">sizeof</text:span>(<text:span text:style-name="T6">test_matrix_t</text:span>);</text:p>
      <text:p text:style-name="P2"><text:span text:style-name="T2">int</text:span> <text:span text:style-name="T5">tests_passed</text:span> = <text:span text:style-name="T8">0</text:span>;</text:p>
      <text:p text:style-name="P2"><text:span text:style-name="T2">char</text:span> *<text:span text:style-name="T5">test_result</text:span>;</text:p>
      <text:p text:style-name="P2"><text:span text:style-name="T6">size_t</text:span> <text:span text:style-name="T5">act_ret</text:span>;</text:p>
      <text:p text:style-name="P2"><text:span text:style-name="T3">for</text:span>(<text:span text:style-name="T2">int</text:span> <text:span text:style-name="T5">i</text:span>=<text:span text:style-name="T8">0</text:span>; <text:span text:style-name="T5">i</text:span>&lt;<text:span text:style-name="T5">num_tests</text:span>; <text:span text:style-name="T5">i</text:span>++) {</text:p>
      <text:p text:style-name="P2"><text:span text:style-name="T5">act_ret</text:span> = <text:span text:style-name="T7">cbfifo_length</text:span>();</text:p>
      <text:p text:style-name="P2"><text:span text:style-name="T3">if</text:span> (<text:span text:style-name="T5">act_ret</text:span> == <text:span text:style-name="T5">tests</text:span>[<text:span text:style-name="T5">i</text:span>].<text:span text:style-name="T5">expected_res</text:span> ) {</text:p>
      <text:p text:style-name="P2"><text:span text:style-name="T5">test_result</text:span> = <text:span text:style-name="T4">"PASSED"</text:span>;</text:p>
      <text:p text:style-name="P2"><text:span text:style-name="T5">tests_passed</text:span>++;</text:p>
      <text:p text:style-name="P2">} <text:span text:style-name="T3">else</text:span> {</text:p>
      <text:p text:style-name="P2"><text:span text:style-name="T5">test_result</text:span> = <text:span text:style-name="T4">"FAILED"</text:span>;</text:p>
      <text:p text:style-name="P2">}</text:p>
      <text:p text:style-name="P2"><text:span text:style-name="T7">printf</text:span>(<text:span text:style-name="T4">"</text:span><text:span text:style-name="T9">\n</text:span><text:span text:style-name="T4"> %s: cbfifo_capacity (fifo) returned %ld expected %d "</text:span>, <text:span text:style-name="T5">test_result</text:span>,</text:p>
      <text:p text:style-name="P2"><text:span text:style-name="T5">act_ret</text:span>, <text:span text:style-name="T5">tests</text:span>[<text:span text:style-name="T5">i</text:span>].<text:span text:style-name="T5">expected_res</text:span>);</text:p>
      <text:p text:style-name="P2">}</text:p>
      <text:p text:style-name="P7"/>
      <text:p text:style-name="P2"><text:soft-page-break/><text:span text:style-name="T7">printf</text:span>(<text:span text:style-name="T4">"</text:span><text:span text:style-name="T9">\n</text:span><text:span text:style-name="T4"> %s: PASSED %d/%d</text:span><text:span text:style-name="T9">\n</text:span><text:span text:style-name="T4">"</text:span>, __FUNCTION__, <text:span text:style-name="T5">tests_passed</text:span>, <text:span text:style-name="T5">num_tests</text:span>);</text:p>
      <text:p text:style-name="P2"><text:span text:style-name="T3">return</text:span> (<text:span text:style-name="T5">tests_passed</text:span> == <text:span text:style-name="T5">num_tests</text:span>);</text:p>
      <text:p text:style-name="P2">}</text:p>
      <text:p text:style-name="P11"><text:line-break/></text:p>
      <text:p text:style-name="P2"><text:span text:style-name="T2">int</text:span> <text:span text:style-name="T7">test_cbfifo_dequeue</text:span>()</text:p>
      <text:p text:style-name="P2">{ </text:p>
      <text:p text:style-name="P2"><text:span text:style-name="T2">typedef</text:span> <text:span text:style-name="T2">struct</text:span> {</text:p>
      <text:p text:style-name="P2"><text:span text:style-name="T2">void</text:span>* <text:span text:style-name="T5">element</text:span>;</text:p>
      <text:p text:style-name="P2"><text:span text:style-name="T2">int</text:span> <text:span text:style-name="T5">expected_res</text:span>;</text:p>
      <text:p text:style-name="P2">} <text:span text:style-name="T6">test_matrix_t</text:span>;</text:p>
      <text:p text:style-name="P2"><text:span text:style-name="T2">int</text:span> <text:span text:style-name="T5">act_ret</text:span>;</text:p>
      <text:p text:style-name="P2"><text:span text:style-name="T2">char</text:span> <text:span text:style-name="T5">strDump</text:span><text:span text:style-name="T2">[]</text:span> = <text:span text:style-name="T4">"zzzzzzzzzz"</text:span>;</text:p>
      <text:p text:style-name="P5">// The 3 bytes Enqueued in teh cbfifo_enqueue Function and </text:p>
      <text:p text:style-name="P5">// Dequesed bytes here </text:p>
      <text:p text:style-name="P2"><text:span text:style-name="T6">test_matrix_t</text:span> <text:span text:style-name="T5">tests</text:span><text:span text:style-name="T2">[]</text:span> =</text:p>
      <text:p text:style-name="P2">{ </text:p>
      <text:p text:style-name="P2">{<text:span text:style-name="T5">strDump</text:span>, <text:span text:style-name="T8">2</text:span>},</text:p>
      <text:p text:style-name="P2">{<text:span text:style-name="T5">strDump</text:span>, <text:span text:style-name="T8">1</text:span>},</text:p>
      <text:p text:style-name="P2">{<text:span text:style-name="T5">strDump</text:span>, <text:span text:style-name="T8">0</text:span>},</text:p>
      <text:p text:style-name="P2">{<text:span text:style-name="T5">strDump</text:span>, <text:span text:style-name="T8">0</text:span>}</text:p>
      <text:p text:style-name="P2">};</text:p>
      <text:p text:style-name="P7"/>
      <text:p text:style-name="P2"><text:span text:style-name="T2">const</text:span> <text:span text:style-name="T2">int</text:span> <text:span text:style-name="T5">num_tests</text:span> = <text:span text:style-name="T2">sizeof</text:span>(<text:span text:style-name="T5">tests</text:span>) / <text:span text:style-name="T2">sizeof</text:span>(<text:span text:style-name="T6">test_matrix_t</text:span>);</text:p>
      <text:p text:style-name="P2"><text:span text:style-name="T2">int</text:span> <text:span text:style-name="T5">tests_passed</text:span> = <text:span text:style-name="T8">0</text:span>;</text:p>
      <text:p text:style-name="P2"><text:span text:style-name="T2">char</text:span> *<text:span text:style-name="T5">test_result</text:span>;</text:p>
      <text:p text:style-name="P7"/>
      <text:p text:style-name="P2"><text:span text:style-name="T3">for</text:span>(<text:span text:style-name="T2">int</text:span> <text:span text:style-name="T5">i</text:span>=<text:span text:style-name="T8">0</text:span>; <text:span text:style-name="T5">i</text:span>&lt;<text:span text:style-name="T5">num_tests</text:span>; <text:span text:style-name="T5">i</text:span>++) {</text:p>
      <text:p text:style-name="P2"><text:span text:style-name="T5">act_ret</text:span> = <text:span text:style-name="T7">cbfifo_dequeue</text:span>( <text:span text:style-name="T5">strDump</text:span>, <text:span text:style-name="T8">2</text:span> );</text:p>
      <text:p text:style-name="P2"><text:span text:style-name="T3">if</text:span> (<text:span text:style-name="T5">act_ret</text:span> == <text:span text:style-name="T5">tests</text:span>[<text:span text:style-name="T5">i</text:span>].<text:span text:style-name="T5">expected_res</text:span> ) {</text:p>
      <text:p text:style-name="P2"><text:span text:style-name="T5">test_result</text:span> = <text:span text:style-name="T4">"PASSED"</text:span>;</text:p>
      <text:p text:style-name="P2"><text:span text:style-name="T5">tests_passed</text:span>++;</text:p>
      <text:p text:style-name="P2">} <text:span text:style-name="T3">else</text:span> {</text:p>
      <text:p text:style-name="P2"><text:span text:style-name="T5">test_result</text:span> = <text:span text:style-name="T4">"FAILED"</text:span>;</text:p>
      <text:p text:style-name="P2">}</text:p>
      <text:p text:style-name="P2"><text:span text:style-name="T7">printf</text:span>(<text:span text:style-name="T4">"</text:span><text:span text:style-name="T9">\n</text:span><text:span text:style-name="T4"> %s: cbfifo_dequeue(strDump, %d) returned %d expected %d "</text:span>, <text:span text:style-name="T5">test_result</text:span>,</text:p>
      <text:p text:style-name="P2">*(<text:span text:style-name="T2">int</text:span>*)<text:span text:style-name="T5">tests</text:span>[<text:span text:style-name="T5">i</text:span>].<text:span text:style-name="T5">element</text:span>, <text:span text:style-name="T5">act_ret</text:span>, <text:span text:style-name="T5">tests</text:span>[<text:span text:style-name="T5">i</text:span>].<text:span text:style-name="T5">expected_res</text:span>);</text:p>
      <text:p text:style-name="P2">}</text:p>
      <text:p text:style-name="P7"/>
      <text:p text:style-name="P2"><text:span text:style-name="T7">printf</text:span>(<text:span text:style-name="T4">"</text:span><text:span text:style-name="T9">\n</text:span><text:span text:style-name="T4"> %s: PASSED %d/%d</text:span><text:span text:style-name="T9">\n</text:span><text:span text:style-name="T4">"</text:span>, __FUNCTION__, <text:span text:style-name="T5">tests_passed</text:span>, <text:span text:style-name="T5">num_tests</text:span>);</text:p>
      <text:p text:style-name="P2"><text:span text:style-name="T3">return</text:span> (<text:span text:style-name="T5">tests_passed</text:span> == <text:span text:style-name="T5">num_tests</text:span>);</text:p>
      <text:p text:style-name="P2">}</text:p>
      <text:p text:style-name="P12"/>
      <text:p text:style-name="P2"><text:span text:style-name="T2">int</text:span> <text:span text:style-name="T7">cbfifo_main</text:span>()</text:p>
      <text:p text:style-name="P2">{</text:p>
      <text:p text:style-name="P2"><text:soft-page-break/><text:span text:style-name="T2">int</text:span> <text:span text:style-name="T5">pass</text:span> = <text:span text:style-name="T8">1</text:span>;</text:p>
      <text:p text:style-name="P2"><text:span text:style-name="T5">pass</text:span> &amp;= <text:span text:style-name="T7">test_cbfifo_enqueue</text:span>();</text:p>
      <text:p text:style-name="P2"><text:span text:style-name="T5">pass</text:span> &amp;= <text:span text:style-name="T7">test_cbfifo_capacity</text:span>();</text:p>
      <text:p text:style-name="P2"><text:span text:style-name="T5">pass</text:span> = <text:span text:style-name="T7">test_cbfifo_length</text:span>();</text:p>
      <text:p text:style-name="P2"><text:span text:style-name="T5">pass</text:span> = <text:span text:style-name="T7">test_cbfifo_dequeue</text:span>();</text:p>
      <text:p text:style-name="P2"><text:span text:style-name="T3">return</text:span> <text:span text:style-name="T5">pass</text:span>;</text:p>
      <text:p text:style-name="P2">}</text:p>
      <text:p text:style-name="P2"/>
      <text:p text:style-name="P1">TEST_LLFIFO.c</text:p>
      <text:p text:style-name="P6">/******************************************************************************</text:p>
      <text:p text:style-name="P5">*​​Copyright​​ (C) ​​2020 ​​by ​​Arpit Savarkar</text:p>
      <text:p text:style-name="P5">*​​Redistribution,​​ modification ​​or ​​use ​​of ​​this ​​software ​​in​​source​ ​or ​​binary</text:p>
      <text:p text:style-name="P5">*​​forms​​ is​​ permitted​​ as​​ long​​ as​​ the​​ files​​ maintain​​ this​​ copyright.​​ Users​​ are</text:p>
      <text:p text:style-name="P5">*​​permitted​​ to ​​modify ​​this ​​and ​​use ​​it ​​to ​​learn ​​about ​​the ​​field​​ of ​​embedded</text:p>
      <text:p text:style-name="P5">*​​software. ​​Arpit Savarkar ​​and​ ​the ​​University ​​of ​​Colorado ​​are ​​not​ ​liable ​​for</text:p>
      <text:p text:style-name="P5">*​​any ​​misuse ​​of ​​this ​​material.</text:p>
      <text:p text:style-name="P5">*</text:p>
      <text:p text:style-name="P2"><text:span text:style-name="T1">******************************************************************************/</text:span> </text:p>
      <text:p text:style-name="P5">/**</text:p>
      <text:p text:style-name="P2"><text:span text:style-name="T1">* </text:span><text:span text:style-name="T2">@file</text:span><text:span text:style-name="T1"> test_llfifo.c</text:span></text:p>
      <text:p text:style-name="P2"><text:span text:style-name="T1">* </text:span><text:span text:style-name="T2">@brief</text:span><text:span text:style-name="T1"> An abstraction to test the functionalities of Linked List Based </text:span></text:p>
      <text:p text:style-name="P5">* Queue (FIFO) in llfifo.c </text:p>
      <text:p text:style-name="P5">* </text:p>
      <text:p text:style-name="P5">* This file provides functions and abstractions for handling and</text:p>
      <text:p text:style-name="P5">* manipulating Circular Buffer</text:p>
      <text:p text:style-name="P5">* </text:p>
      <text:p text:style-name="P2"><text:span text:style-name="T1">* </text:span><text:span text:style-name="T2">@author</text:span><text:span text:style-name="T1"> Arpit Savarkar</text:span></text:p>
      <text:p text:style-name="P2"><text:span text:style-name="T1">* </text:span><text:span text:style-name="T2">@date</text:span><text:span text:style-name="T1"> September 10 2020</text:span></text:p>
      <text:p text:style-name="P2"><text:span text:style-name="T1">* </text:span><text:span text:style-name="T2">@version</text:span><text:span text:style-name="T1"> 1.0</text:span></text:p>
      <text:p text:style-name="P5">* </text:p>
      <text:p text:style-name="P5">* </text:p>
      <text:p text:style-name="P5">Sources of Reference :</text:p>
      <text:p text:style-name="P5">Online Links : https://github.com/geekfactory/FIFO/blob/master/FIFO.h</text:p>
      <text:p text:style-name="P5">Textbooks : Embedded Systems Fundamentals with Arm Cortex-M based MicroControllers </text:p>
      <text:p text:style-name="P5">I would like to thank the SA's of the course Rakesh Kumar, Saket Penurkar and Howdy Pierece for their </text:p>
      <text:p text:style-name="P5">support to debug the Linkedlist FIFO Implementation</text:p>
      <text:p text:style-name="P5">*/</text:p>
      <text:p text:style-name="P7"/>
      <text:p text:style-name="P2"><text:span text:style-name="T3">#include</text:span><text:span text:style-name="T2"> </text:span><text:span text:style-name="T4">"llfifo.c"</text:span></text:p>
      <text:p text:style-name="P7"/>
      <text:p text:style-name="P2"><text:span text:style-name="T2">int</text:span> <text:span text:style-name="T7">test_llfifo_create</text:span>()</text:p>
      <text:p text:style-name="P2">{</text:p>
      <text:p text:style-name="P2"><text:span text:style-name="T2">typedef</text:span> <text:span text:style-name="T2">struct</text:span> {</text:p>
      <text:p text:style-name="P2"><text:span text:style-name="T2">int</text:span> <text:span text:style-name="T5">capacity</text:span>;</text:p>
      <text:p text:style-name="P2"><text:soft-page-break/><text:span text:style-name="T6">llfifo_t</text:span> *<text:span text:style-name="T5">expected_val</text:span>;</text:p>
      <text:p text:style-name="P2">} <text:span text:style-name="T6">test_matrix_t</text:span>;</text:p>
      <text:p text:style-name="P7"/>
      <text:p text:style-name="P2"><text:span text:style-name="T6">llfifo_t</text:span>* <text:span text:style-name="T5">fifo</text:span> =<text:span text:style-name="T7">llfifo_create</text:span>(<text:span text:style-name="T8">0</text:span>);</text:p>
      <text:p text:style-name="P2"><text:span text:style-name="T6">test_matrix_t</text:span> <text:span text:style-name="T5">tests</text:span><text:span text:style-name="T2">[]</text:span> =</text:p>
      <text:p text:style-name="P2">{ </text:p>
      <text:p text:style-name="P2">{-<text:span text:style-name="T8">1</text:span>, <text:span text:style-name="T2">NULL</text:span>},</text:p>
      <text:p text:style-name="P2">{<text:span text:style-name="T8">0</text:span>, <text:span text:style-name="T2">NULL</text:span>},</text:p>
      <text:p text:style-name="P2">{<text:span text:style-name="T8">1</text:span>, <text:span text:style-name="T5">fifo</text:span>},</text:p>
      <text:p text:style-name="P2">{<text:span text:style-name="T8">2</text:span>, <text:span text:style-name="T5">fifo</text:span>} </text:p>
      <text:p text:style-name="P2">};</text:p>
      <text:p text:style-name="P7"/>
      <text:p text:style-name="P2"><text:span text:style-name="T2">const</text:span> <text:span text:style-name="T2">int</text:span> <text:span text:style-name="T5">num_tests</text:span> = <text:span text:style-name="T2">sizeof</text:span>(<text:span text:style-name="T5">tests</text:span>) / <text:span text:style-name="T2">sizeof</text:span>(<text:span text:style-name="T6">test_matrix_t</text:span>);</text:p>
      <text:p text:style-name="P2"><text:span text:style-name="T2">int</text:span> <text:span text:style-name="T5">tests_passed</text:span> = <text:span text:style-name="T8">0</text:span>;</text:p>
      <text:p text:style-name="P2"><text:span text:style-name="T2">char</text:span> *<text:span text:style-name="T5">test_result</text:span>;</text:p>
      <text:p text:style-name="P7"/>
      <text:p text:style-name="P2"><text:span text:style-name="T3">for</text:span>(<text:span text:style-name="T2">int</text:span> <text:span text:style-name="T5">i</text:span>=<text:span text:style-name="T8">0</text:span>; <text:span text:style-name="T5">i</text:span>&lt;<text:span text:style-name="T5">num_tests</text:span>; <text:span text:style-name="T5">i</text:span>++) {</text:p>
      <text:p text:style-name="P2"><text:span text:style-name="T5">fifo</text:span> = <text:span text:style-name="T7">llfifo_create</text:span>(<text:span text:style-name="T5">tests</text:span>[<text:span text:style-name="T5">i</text:span>].<text:span text:style-name="T5">capacity</text:span>);</text:p>
      <text:p text:style-name="P7"/>
      <text:p text:style-name="P2"><text:span text:style-name="T3">if</text:span> ((<text:span text:style-name="T5">tests</text:span>[<text:span text:style-name="T5">i</text:span>].<text:span text:style-name="T5">capacity</text:span> &gt;=<text:span text:style-name="T8">0</text:span>) &amp;&amp; (<text:span text:style-name="T5">fifo</text:span> !=<text:span text:style-name="T2">NULL</text:span>)) {</text:p>
      <text:p text:style-name="P2"><text:span text:style-name="T5">test_result</text:span> = <text:span text:style-name="T4">"PASSED"</text:span>;</text:p>
      <text:p text:style-name="P2"><text:span text:style-name="T5">tests_passed</text:span>++;</text:p>
      <text:p text:style-name="P2"><text:span text:style-name="T7">printf</text:span>(<text:span text:style-name="T4">" </text:span><text:span text:style-name="T9">\n</text:span><text:span text:style-name="T4"> %s: llfifo_create(%d) returned %ld"</text:span>, <text:span text:style-name="T5">test_result</text:span>, <text:span text:style-name="T5">tests</text:span>[<text:span text:style-name="T5">i</text:span>].<text:span text:style-name="T5">capacity</text:span>, <text:span text:style-name="T5">fifo</text:span>-&gt;<text:span text:style-name="T5">allocatednodes</text:span>);</text:p>
      <text:p text:style-name="P2">} </text:p>
      <text:p text:style-name="P2"><text:span text:style-name="T3">else</text:span> <text:span text:style-name="T3">if</text:span> ( ( (<text:span text:style-name="T5">fifo</text:span> == <text:span text:style-name="T2">NULL</text:span>) &amp;&amp; <text:span text:style-name="T5">tests</text:span>[<text:span text:style-name="T5">i</text:span>].<text:span text:style-name="T5">capacity</text:span> &lt;<text:span text:style-name="T8">0</text:span>)) {</text:p>
      <text:p text:style-name="P2"><text:span text:style-name="T5">test_result</text:span> = <text:span text:style-name="T4">"PASSED"</text:span>;</text:p>
      <text:p text:style-name="P2"><text:span text:style-name="T5">tests_passed</text:span>++;</text:p>
      <text:p text:style-name="P2"><text:span text:style-name="T7">printf</text:span>(<text:span text:style-name="T4">" </text:span><text:span text:style-name="T9">\n</text:span><text:span text:style-name="T4"> %s: llfifo_create(%d) returned NULL"</text:span>, <text:span text:style-name="T5">test_result</text:span>, <text:span text:style-name="T5">tests</text:span>[<text:span text:style-name="T5">i</text:span>].<text:span text:style-name="T5">capacity</text:span>);</text:p>
      <text:p text:style-name="P2">}</text:p>
      <text:p text:style-name="P2"><text:span text:style-name="T3">else</text:span> {</text:p>
      <text:p text:style-name="P2"><text:span text:style-name="T7">printf</text:span>(<text:span text:style-name="T4">" </text:span><text:span text:style-name="T9">\n</text:span><text:span text:style-name="T4"> %s: llfifo_create(%d) returned Illegal size"</text:span>, <text:span text:style-name="T5">test_result</text:span>, <text:span text:style-name="T5">tests</text:span>[<text:span text:style-name="T5">i</text:span>].<text:span text:style-name="T5">capacity</text:span>);</text:p>
      <text:p text:style-name="P2"><text:span text:style-name="T5">test_result</text:span> = <text:span text:style-name="T4">"FAILED"</text:span>;</text:p>
      <text:p text:style-name="P2">}</text:p>
      <text:p text:style-name="P7"/>
      <text:p text:style-name="P2">}</text:p>
      <text:p text:style-name="P7"/>
      <text:p text:style-name="P2"><text:span text:style-name="T7">printf</text:span>(<text:span text:style-name="T4">"</text:span><text:span text:style-name="T9">\n</text:span><text:span text:style-name="T4">%s: PASSED %d/%d</text:span><text:span text:style-name="T9">\n</text:span><text:span text:style-name="T4">"</text:span>, __FUNCTION__, <text:span text:style-name="T5">tests_passed</text:span>, <text:span text:style-name="T5">num_tests</text:span>);</text:p>
      <text:p text:style-name="P2"><text:span text:style-name="T7">llfifo_destroy</text:span>(<text:span text:style-name="T5">fifo</text:span>);</text:p>
      <text:p text:style-name="P2"><text:span text:style-name="T3">return</text:span> (<text:span text:style-name="T5">tests_passed</text:span> == <text:span text:style-name="T5">num_tests</text:span>);</text:p>
      <text:p text:style-name="P2">}</text:p>
      <text:p text:style-name="P7"/>
      <text:p text:style-name="P2"><text:span text:style-name="T2">int</text:span> <text:span text:style-name="T7">test_llfifo_enqueue</text:span>()</text:p>
      <text:p text:style-name="P2">{ </text:p>
      <text:p text:style-name="P2"><text:span text:style-name="T6">llfifo_t</text:span>* <text:span text:style-name="T5">fifo</text:span>;</text:p>
      <text:p text:style-name="P2"><text:span text:style-name="T6">llfifo_t</text:span>* <text:span text:style-name="T5">gigo</text:span>;</text:p>
      <text:p text:style-name="P2"><text:span text:style-name="T5">fifo</text:span> = <text:span text:style-name="T7">llfifo_create</text:span>(<text:span text:style-name="T8">6</text:span>);</text:p>
      <text:p text:style-name="P2"><text:soft-page-break/><text:span text:style-name="T5">gigo</text:span> = <text:span text:style-name="T7">llfifo_create</text:span>(-<text:span text:style-name="T8">1</text:span>);</text:p>
      <text:p text:style-name="P2"><text:span text:style-name="T2">typedef</text:span> <text:span text:style-name="T2">struct</text:span> {</text:p>
      <text:p text:style-name="P2"><text:span text:style-name="T2">void</text:span>* <text:span text:style-name="T5">element</text:span>;</text:p>
      <text:p text:style-name="P2"><text:span text:style-name="T2">int</text:span> <text:span text:style-name="T5">expected_res</text:span>;</text:p>
      <text:p text:style-name="P2">} <text:span text:style-name="T6">test_matrix_t</text:span>;</text:p>
      <text:p text:style-name="P2"><text:span text:style-name="T2">int</text:span> <text:span text:style-name="T5">act_ret</text:span>;</text:p>
      <text:p text:style-name="P2"><text:span text:style-name="T6">size_t</text:span> <text:span text:style-name="T5">temp_len</text:span> = <text:span text:style-name="T8">10</text:span>;</text:p>
      <text:p text:style-name="P2"><text:span text:style-name="T5">act_ret</text:span> = <text:span text:style-name="T7">llfifo_enqueue</text:span>(<text:span text:style-name="T5">gigo</text:span>, &amp;<text:span text:style-name="T5">temp_len</text:span>);</text:p>
      <text:p text:style-name="P2"><text:span text:style-name="T7">llfifo_destroy</text:span>(<text:span text:style-name="T5">gigo</text:span>);</text:p>
      <text:p text:style-name="P7"/>
      <text:p text:style-name="P2"><text:span text:style-name="T3">if</text:span> (<text:span text:style-name="T5">act_ret</text:span> == -<text:span text:style-name="T8">1</text:span> ) {</text:p>
      <text:p text:style-name="P2"><text:span text:style-name="T7">printf</text:span>(<text:span text:style-name="T4">"</text:span><text:span text:style-name="T9">\n</text:span><text:span text:style-name="T4"> PASSED: Enquining to Uninitialized FIFO returned null "</text:span>);</text:p>
      <text:p text:style-name="P2">} <text:span text:style-name="T3">else</text:span> {</text:p>
      <text:p text:style-name="P2"><text:span text:style-name="T7">printf</text:span>(<text:span text:style-name="T4">"</text:span><text:span text:style-name="T9">\n</text:span><text:span text:style-name="T4"> Uninitialized test failed "</text:span>);</text:p>
      <text:p text:style-name="P2">}</text:p>
      <text:p text:style-name="P7"/>
      <text:p text:style-name="P2"><text:span text:style-name="T2">typedef</text:span> <text:span text:style-name="T2">struct</text:span> <text:span text:style-name="T6">test_struct</text:span> {</text:p>
      <text:p text:style-name="P2"><text:span text:style-name="T2">int</text:span> <text:span text:style-name="T5">x</text:span>;</text:p>
      <text:p text:style-name="P2"><text:span text:style-name="T2">char</text:span> <text:span text:style-name="T5">y</text:span>;</text:p>
      <text:p text:style-name="P2">} <text:span text:style-name="T6">test_st</text:span>;</text:p>
      <text:p text:style-name="P2"><text:span text:style-name="T6">test_st</text:span> <text:span text:style-name="T5">object</text:span>;</text:p>
      <text:p text:style-name="P2"><text:span text:style-name="T5">object</text:span>.<text:span text:style-name="T5">x</text:span> = <text:span text:style-name="T8">1</text:span>;</text:p>
      <text:p text:style-name="P2"><text:span text:style-name="T5">object</text:span>.<text:span text:style-name="T5">y</text:span> = <text:span text:style-name="T4">'a'</text:span>;</text:p>
      <text:p text:style-name="P2"><text:span text:style-name="T6">test_matrix_t</text:span> <text:span text:style-name="T5">tests</text:span><text:span text:style-name="T2">[]</text:span> =</text:p>
      <text:p text:style-name="P2">{ </text:p>
      <text:p text:style-name="P2">{(<text:span text:style-name="T2">void</text:span>*)<text:span text:style-name="T2">INT8_MAX</text:span>, <text:span text:style-name="T8">1</text:span>},</text:p>
      <text:p text:style-name="P2">{(<text:span text:style-name="T2">void</text:span>*)<text:span text:style-name="T2">INT16_MAX</text:span>, <text:span text:style-name="T8">2</text:span>},</text:p>
      <text:p text:style-name="P2">{(<text:span text:style-name="T2">void</text:span>*)<text:span text:style-name="T2">INT32_MAX</text:span>, <text:span text:style-name="T8">3</text:span>},</text:p>
      <text:p text:style-name="P2">{&amp;<text:span text:style-name="T5">object</text:span>, <text:span text:style-name="T8">4</text:span>},</text:p>
      <text:p text:style-name="P2">{<text:span text:style-name="T2">NULL</text:span>, <text:span text:style-name="T8">5</text:span>}</text:p>
      <text:p text:style-name="P2">};</text:p>
      <text:p text:style-name="P7"/>
      <text:p text:style-name="P2"><text:span text:style-name="T2">const</text:span> <text:span text:style-name="T2">int</text:span> <text:span text:style-name="T5">num_tests</text:span> = <text:span text:style-name="T2">sizeof</text:span>(<text:span text:style-name="T5">tests</text:span>) / <text:span text:style-name="T2">sizeof</text:span>(<text:span text:style-name="T6">test_matrix_t</text:span>);</text:p>
      <text:p text:style-name="P2"><text:span text:style-name="T2">int</text:span> <text:span text:style-name="T5">tests_passed</text:span> = <text:span text:style-name="T8">0</text:span>;</text:p>
      <text:p text:style-name="P2"><text:span text:style-name="T2">char</text:span> *<text:span text:style-name="T5">test_result</text:span>;</text:p>
      <text:p text:style-name="P7"/>
      <text:p text:style-name="P2"><text:span text:style-name="T3">for</text:span>(<text:span text:style-name="T2">int</text:span> <text:span text:style-name="T5">i</text:span>=<text:span text:style-name="T8">0</text:span>; <text:span text:style-name="T5">i</text:span>&lt;<text:span text:style-name="T5">num_tests</text:span>; <text:span text:style-name="T5">i</text:span>++) {</text:p>
      <text:p text:style-name="P2"><text:span text:style-name="T5">act_ret</text:span> = <text:span text:style-name="T7">llfifo_enqueue</text:span>(<text:span text:style-name="T5">fifo</text:span>, <text:span text:style-name="T5">tests</text:span>[<text:span text:style-name="T5">i</text:span>].<text:span text:style-name="T5">element</text:span>);</text:p>
      <text:p text:style-name="P7"/>
      <text:p text:style-name="P2"><text:span text:style-name="T3">if</text:span> (<text:span text:style-name="T5">act_ret</text:span> == <text:span text:style-name="T5">tests</text:span>[<text:span text:style-name="T5">i</text:span>].<text:span text:style-name="T5">expected_res</text:span> ) {</text:p>
      <text:p text:style-name="P2"><text:span text:style-name="T5">test_result</text:span> = <text:span text:style-name="T4">"PASSED"</text:span>;</text:p>
      <text:p text:style-name="P2"><text:span text:style-name="T5">tests_passed</text:span>++;</text:p>
      <text:p text:style-name="P2">} <text:span text:style-name="T3">else</text:span> {</text:p>
      <text:p text:style-name="P2"><text:span text:style-name="T5">test_result</text:span> = <text:span text:style-name="T4">"FAILED"</text:span>;</text:p>
      <text:p text:style-name="P2">}</text:p>
      <text:p text:style-name="P2"><text:span text:style-name="T7">printf</text:span>(<text:span text:style-name="T4">"</text:span><text:span text:style-name="T9">\n</text:span><text:span text:style-name="T4"> %s: llfifo_enqueue(fifo, %p) returned %d expected %d "</text:span>, <text:span text:style-name="T5">test_result</text:span>,</text:p>
      <text:p text:style-name="P2"><text:span text:style-name="T5">tests</text:span>[<text:span text:style-name="T5">i</text:span>].<text:span text:style-name="T5">element</text:span>, <text:span text:style-name="T5">act_ret</text:span>, <text:span text:style-name="T5">tests</text:span>[<text:span text:style-name="T5">i</text:span>].<text:span text:style-name="T5">expected_res</text:span>);</text:p>
      <text:p text:style-name="P2"><text:soft-page-break/>}</text:p>
      <text:p text:style-name="P7"/>
      <text:p text:style-name="P2"><text:span text:style-name="T7">printf</text:span>(<text:span text:style-name="T4">"</text:span><text:span text:style-name="T9">\n</text:span><text:span text:style-name="T4"> %s: PASSED %d/%d</text:span><text:span text:style-name="T9">\n</text:span><text:span text:style-name="T4">"</text:span>, __FUNCTION__, <text:span text:style-name="T5">tests_passed</text:span>, <text:span text:style-name="T5">num_tests</text:span>);</text:p>
      <text:p text:style-name="P2"><text:span text:style-name="T7">llfifo_destroy</text:span>(<text:span text:style-name="T5">fifo</text:span>);</text:p>
      <text:p text:style-name="P2"><text:span text:style-name="T3">return</text:span> (<text:span text:style-name="T5">tests_passed</text:span> == <text:span text:style-name="T5">num_tests</text:span>);</text:p>
      <text:p text:style-name="P2">}</text:p>
      <text:p text:style-name="P7"/>
      <text:p text:style-name="P2"><text:span text:style-name="T2">int</text:span> <text:span text:style-name="T7">test_llfifo_dequeue</text:span>()</text:p>
      <text:p text:style-name="P2">{ </text:p>
      <text:p text:style-name="P2"><text:span text:style-name="T6">llfifo_t</text:span>* <text:span text:style-name="T5">fifo</text:span>;</text:p>
      <text:p text:style-name="P2"><text:span text:style-name="T5">fifo</text:span> = <text:span text:style-name="T7">llfifo_create</text:span>(<text:span text:style-name="T8">6</text:span>);</text:p>
      <text:p text:style-name="P2"><text:span text:style-name="T2">int</text:span> <text:span text:style-name="T5">a</text:span> = <text:span text:style-name="T2">INT8_MAX</text:span>;</text:p>
      <text:p text:style-name="P2"><text:span text:style-name="T2">int</text:span> <text:span text:style-name="T5">b</text:span> = <text:span text:style-name="T2">INT16_MAX</text:span>;</text:p>
      <text:p text:style-name="P2"><text:span text:style-name="T2">int</text:span> <text:span text:style-name="T5">c</text:span> = <text:span text:style-name="T2">INT32_MAX</text:span>;</text:p>
      <text:p text:style-name="P2"><text:span text:style-name="T2">char</text:span> <text:span text:style-name="T5">str</text:span><text:span text:style-name="T2">[]</text:span> = <text:span text:style-name="T4">"papiha"</text:span>;</text:p>
      <text:p text:style-name="P7"/>
      <text:p text:style-name="P2"><text:span text:style-name="T6">size_t</text:span> <text:span text:style-name="T5">len</text:span> = <text:span text:style-name="T7">llfifo_enqueue</text:span>(<text:span text:style-name="T5">fifo</text:span>, &amp;<text:span text:style-name="T5">a</text:span>);</text:p>
      <text:p text:style-name="P2"><text:span text:style-name="T5">len</text:span> = <text:span text:style-name="T7">llfifo_enqueue</text:span>(<text:span text:style-name="T5">fifo</text:span>, &amp;<text:span text:style-name="T5">b</text:span>);</text:p>
      <text:p text:style-name="P2"><text:span text:style-name="T5">len</text:span> = <text:span text:style-name="T7">llfifo_enqueue</text:span>(<text:span text:style-name="T5">fifo</text:span>, &amp;<text:span text:style-name="T5">c</text:span>);</text:p>
      <text:p text:style-name="P2"><text:span text:style-name="T5">len</text:span> = <text:span text:style-name="T7">llfifo_enqueue</text:span>(<text:span text:style-name="T5">fifo</text:span>, <text:span text:style-name="T5">str</text:span>);</text:p>
      <text:p text:style-name="P2"><text:span text:style-name="T5">len</text:span> = <text:span text:style-name="T7">llfifo_enqueue</text:span>(<text:span text:style-name="T5">fifo</text:span>, &amp;<text:span text:style-name="T5">a</text:span>);</text:p>
      <text:p text:style-name="P2"><text:span text:style-name="T5">len</text:span> = <text:span text:style-name="T7">llfifo_enqueue</text:span>(<text:span text:style-name="T5">fifo</text:span>, &amp;<text:span text:style-name="T5">b</text:span>);</text:p>
      <text:p text:style-name="P2"><text:span text:style-name="T5">len</text:span> = <text:span text:style-name="T7">llfifo_enqueue</text:span>(<text:span text:style-name="T5">fifo</text:span>, &amp;<text:span text:style-name="T5">c</text:span>);</text:p>
      <text:p text:style-name="P2"><text:span text:style-name="T3">if</text:span>(<text:span text:style-name="T5">len</text:span>==<text:span text:style-name="T8">0</text:span>) {</text:p>
      <text:p text:style-name="P2"><text:span text:style-name="T5">len</text:span> = <text:span text:style-name="T8">0</text:span>;</text:p>
      <text:p text:style-name="P2"><text:span text:style-name="T3">return</text:span> <text:span text:style-name="T8">0</text:span>;</text:p>
      <text:p text:style-name="P2">}</text:p>
      <text:p text:style-name="P2"><text:span text:style-name="T2">typedef</text:span> <text:span text:style-name="T2">struct</text:span> {</text:p>
      <text:p text:style-name="P2"><text:span text:style-name="T2">void</text:span>* <text:span text:style-name="T5">expected_res</text:span>;</text:p>
      <text:p text:style-name="P2">} <text:span text:style-name="T6">test_matrix_t</text:span>;</text:p>
      <text:p text:style-name="P2"><text:span text:style-name="T2">void</text:span>* <text:span text:style-name="T5">act_ret</text:span>;</text:p>
      <text:p text:style-name="P2"><text:span text:style-name="T6">test_matrix_t</text:span> <text:span text:style-name="T5">tests</text:span><text:span text:style-name="T2">[]</text:span> =</text:p>
      <text:p text:style-name="P2">{ </text:p>
      <text:p text:style-name="P2">{&amp;<text:span text:style-name="T5">a</text:span>},</text:p>
      <text:p text:style-name="P2">{&amp;<text:span text:style-name="T5">b</text:span>},</text:p>
      <text:p text:style-name="P2">{&amp;<text:span text:style-name="T5">c</text:span>},</text:p>
      <text:p text:style-name="P2">{<text:span text:style-name="T5">str</text:span>},</text:p>
      <text:p text:style-name="P2">{&amp;<text:span text:style-name="T5">a</text:span>},</text:p>
      <text:p text:style-name="P2">{&amp;<text:span text:style-name="T5">b</text:span>},</text:p>
      <text:p text:style-name="P2">{&amp;<text:span text:style-name="T5">c</text:span>}</text:p>
      <text:p text:style-name="P2">};</text:p>
      <text:p text:style-name="P7"/>
      <text:p text:style-name="P2"><text:span text:style-name="T2">const</text:span> <text:span text:style-name="T2">int</text:span> <text:span text:style-name="T5">num_tests</text:span> = <text:span text:style-name="T2">sizeof</text:span>(<text:span text:style-name="T5">tests</text:span>) / <text:span text:style-name="T2">sizeof</text:span>(<text:span text:style-name="T6">test_matrix_t</text:span>);</text:p>
      <text:p text:style-name="P2"><text:span text:style-name="T2">int</text:span> <text:span text:style-name="T5">tests_passed</text:span> = <text:span text:style-name="T8">0</text:span>;</text:p>
      <text:p text:style-name="P2"><text:span text:style-name="T2">char</text:span> *<text:span text:style-name="T5">test_result</text:span>;</text:p>
      <text:p text:style-name="P7"/>
      <text:p text:style-name="P2"><text:span text:style-name="T3">for</text:span>(<text:span text:style-name="T2">int</text:span> <text:span text:style-name="T5">i</text:span>=<text:span text:style-name="T8">0</text:span>; <text:span text:style-name="T5">i</text:span>&lt;<text:span text:style-name="T5">num_tests</text:span>; <text:span text:style-name="T5">i</text:span>++) {</text:p>
      <text:p text:style-name="P2"><text:soft-page-break/><text:span text:style-name="T5">act_ret</text:span> = <text:span text:style-name="T7">llfifo_dequeue</text:span>(<text:span text:style-name="T5">fifo</text:span>);</text:p>
      <text:p text:style-name="P2"><text:span text:style-name="T3">if</text:span> ( *(<text:span text:style-name="T2">int</text:span>*)<text:span text:style-name="T5">act_ret</text:span> == *(<text:span text:style-name="T2">int</text:span>*) <text:span text:style-name="T5">tests</text:span>[<text:span text:style-name="T5">i</text:span>].<text:span text:style-name="T5">expected_res</text:span>) {</text:p>
      <text:p text:style-name="P2"><text:span text:style-name="T5">test_result</text:span> = <text:span text:style-name="T4">"PASSED"</text:span>;</text:p>
      <text:p text:style-name="P2"><text:span text:style-name="T5">tests_passed</text:span>++;</text:p>
      <text:p text:style-name="P2">} <text:span text:style-name="T3">else</text:span> {</text:p>
      <text:p text:style-name="P2"><text:span text:style-name="T5">test_result</text:span> = <text:span text:style-name="T4">"FAILED"</text:span>;</text:p>
      <text:p text:style-name="P2">}</text:p>
      <text:p text:style-name="P2"><text:span text:style-name="T7">printf</text:span>(<text:span text:style-name="T4">"</text:span><text:span text:style-name="T9">\n</text:span><text:span text:style-name="T4"> %s: llfifo_dequeue() returned %d expected %d "</text:span>, <text:span text:style-name="T5">test_result</text:span>,</text:p>
      <text:p text:style-name="P2">*(<text:span text:style-name="T2">int</text:span>*)<text:span text:style-name="T5">act_ret</text:span>, *(<text:span text:style-name="T2">int</text:span>*) <text:span text:style-name="T5">tests</text:span>[<text:span text:style-name="T5">i</text:span>].<text:span text:style-name="T5">expected_res</text:span>);</text:p>
      <text:p text:style-name="P2">}</text:p>
      <text:p text:style-name="P7"/>
      <text:p text:style-name="P2"><text:span text:style-name="T7">printf</text:span>(<text:span text:style-name="T4">"</text:span><text:span text:style-name="T9">\n</text:span><text:span text:style-name="T4"> %s: PASSED %d/%d</text:span><text:span text:style-name="T9">\n</text:span><text:span text:style-name="T4">"</text:span>, __FUNCTION__, <text:span text:style-name="T5">tests_passed</text:span>, <text:span text:style-name="T5">num_tests</text:span>);</text:p>
      <text:p text:style-name="P2"><text:span text:style-name="T7">llfifo_destroy</text:span>(<text:span text:style-name="T5">fifo</text:span>);</text:p>
      <text:p text:style-name="P2"><text:span text:style-name="T3">return</text:span> (<text:span text:style-name="T5">tests_passed</text:span> == <text:span text:style-name="T5">num_tests</text:span>);</text:p>
      <text:p text:style-name="P2">}</text:p>
      <text:p text:style-name="P7"/>
      <text:p text:style-name="P2"><text:span text:style-name="T2">int</text:span> <text:span text:style-name="T7">test_llfifo_capacity</text:span>() {</text:p>
      <text:p text:style-name="P7"/>
      <text:p text:style-name="P2"><text:span text:style-name="T6">llfifo_t</text:span>* <text:span text:style-name="T5">fifo</text:span>;</text:p>
      <text:p text:style-name="P7"/>
      <text:p text:style-name="P2"><text:span text:style-name="T2">typedef</text:span> <text:span text:style-name="T2">struct</text:span> {</text:p>
      <text:p text:style-name="P2"><text:span text:style-name="T2">int</text:span> <text:span text:style-name="T5">expected_res</text:span>;</text:p>
      <text:p text:style-name="P2">} <text:span text:style-name="T6">test_matrix_t</text:span>;</text:p>
      <text:p text:style-name="P2"><text:span text:style-name="T2">int</text:span> <text:span text:style-name="T5">act_ret</text:span>;</text:p>
      <text:p text:style-name="P2"><text:span text:style-name="T6">test_matrix_t</text:span> <text:span text:style-name="T5">tests</text:span><text:span text:style-name="T2">[]</text:span> =</text:p>
      <text:p text:style-name="P2">{ </text:p>
      <text:p text:style-name="P2">{<text:span text:style-name="T8">1</text:span>},</text:p>
      <text:p text:style-name="P2">{<text:span text:style-name="T8">2</text:span>},</text:p>
      <text:p text:style-name="P2">{<text:span text:style-name="T8">3</text:span>}</text:p>
      <text:p text:style-name="P2">};</text:p>
      <text:p text:style-name="P7"/>
      <text:p text:style-name="P2"><text:span text:style-name="T2">const</text:span> <text:span text:style-name="T2">int</text:span> <text:span text:style-name="T5">num_tests</text:span> = <text:span text:style-name="T2">sizeof</text:span>(<text:span text:style-name="T5">tests</text:span>) / <text:span text:style-name="T2">sizeof</text:span>(<text:span text:style-name="T6">test_matrix_t</text:span>);</text:p>
      <text:p text:style-name="P2"><text:span text:style-name="T2">int</text:span> <text:span text:style-name="T5">tests_passed</text:span> = <text:span text:style-name="T8">0</text:span>;</text:p>
      <text:p text:style-name="P2"><text:span text:style-name="T2">char</text:span> *<text:span text:style-name="T5">test_result</text:span>;</text:p>
      <text:p text:style-name="P2"><text:span text:style-name="T3">for</text:span>(<text:span text:style-name="T2">int</text:span> <text:span text:style-name="T5">i</text:span>=<text:span text:style-name="T8">0</text:span>; <text:span text:style-name="T5">i</text:span>&lt;<text:span text:style-name="T5">num_tests</text:span>; <text:span text:style-name="T5">i</text:span>++) {</text:p>
      <text:p text:style-name="P2"><text:span text:style-name="T5">fifo</text:span> = <text:span text:style-name="T7">llfifo_create</text:span>(<text:span text:style-name="T5">tests</text:span>[<text:span text:style-name="T5">i</text:span>].<text:span text:style-name="T5">expected_res</text:span>);</text:p>
      <text:p text:style-name="P2"><text:span text:style-name="T5">act_ret</text:span> = <text:span text:style-name="T5">fifo</text:span>-&gt;<text:span text:style-name="T5">allocatednodes</text:span>;</text:p>
      <text:p text:style-name="P2"><text:span text:style-name="T3">if</text:span> ( <text:span text:style-name="T5">act_ret</text:span> == <text:span text:style-name="T5">tests</text:span>[<text:span text:style-name="T5">i</text:span>].<text:span text:style-name="T5">expected_res</text:span>) {</text:p>
      <text:p text:style-name="P2"><text:span text:style-name="T5">test_result</text:span> = <text:span text:style-name="T4">"PASSED"</text:span>;</text:p>
      <text:p text:style-name="P2"><text:span text:style-name="T5">tests_passed</text:span>++;</text:p>
      <text:p text:style-name="P2">} <text:span text:style-name="T3">else</text:span> {</text:p>
      <text:p text:style-name="P2"><text:span text:style-name="T5">test_result</text:span> = <text:span text:style-name="T4">"FAILED"</text:span>;</text:p>
      <text:p text:style-name="P2">}</text:p>
      <text:p text:style-name="P2"><text:span text:style-name="T7">printf</text:span>(<text:span text:style-name="T4">"</text:span><text:span text:style-name="T9">\n</text:span><text:span text:style-name="T4"> %s: llfifo_length() returned %d expected %d "</text:span>, <text:span text:style-name="T5">test_result</text:span>,</text:p>
      <text:p text:style-name="P2"><text:span text:style-name="T5">act_ret</text:span>, <text:span text:style-name="T5">tests</text:span>[<text:span text:style-name="T5">i</text:span>].<text:span text:style-name="T5">expected_res</text:span>);</text:p>
      <text:p text:style-name="P2">}</text:p>
      <text:p text:style-name="P7"/>
      <text:p text:style-name="P2"><text:soft-page-break/><text:span text:style-name="T7">printf</text:span>(<text:span text:style-name="T4">"</text:span><text:span text:style-name="T9">\n</text:span><text:span text:style-name="T4"> %s: PASSED %d/%d</text:span><text:span text:style-name="T9">\n</text:span><text:span text:style-name="T4">"</text:span>, __FUNCTION__, <text:span text:style-name="T5">tests_passed</text:span>, <text:span text:style-name="T5">num_tests</text:span>);</text:p>
      <text:p text:style-name="P2"><text:span text:style-name="T7">llfifo_destroy</text:span>(<text:span text:style-name="T5">fifo</text:span>);</text:p>
      <text:p text:style-name="P2"><text:span text:style-name="T3">return</text:span> (<text:span text:style-name="T5">tests_passed</text:span> == <text:span text:style-name="T5">num_tests</text:span>);</text:p>
      <text:p text:style-name="P2">}</text:p>
      <text:p text:style-name="P7"/>
      <text:p text:style-name="P2"><text:span text:style-name="T2">int</text:span> <text:span text:style-name="T7">llfifo_main</text:span>() {</text:p>
      <text:p text:style-name="P2"><text:span text:style-name="T2">int</text:span> <text:span text:style-name="T5">pass</text:span> = <text:span text:style-name="T8">1</text:span>;</text:p>
      <text:p text:style-name="P2"><text:span text:style-name="T5">pass</text:span> &amp;= <text:span text:style-name="T7">test_llfifo_create</text:span>();</text:p>
      <text:p text:style-name="P2"><text:span text:style-name="T5">pass</text:span> &amp;= <text:span text:style-name="T7">test_llfifo_enqueue</text:span>();</text:p>
      <text:p text:style-name="P2"><text:span text:style-name="T5">pass</text:span> &amp;= <text:span text:style-name="T7">test_llfifo_dequeue</text:span>();</text:p>
      <text:p text:style-name="P2"><text:span text:style-name="T5">pass</text:span> &amp;= <text:span text:style-name="T7">test_llfifo_capacity</text:span>();</text:p>
      <text:p text:style-name="P2"><text:span text:style-name="T3">return</text:span> <text:span text:style-name="T5">pass</text:span>;</text:p>
      <text:p text:style-name="P2">}</text:p>
      <text:p text:style-name="P2"/>
      <text:p text:style-name="P1">README.md</text:p>
      <text:p text:style-name="P10"># PES-Assignment-1</text:p>
      <text:p text:style-name="P2">Author: Arpit Savarkar</text:p>
      <text:p text:style-name="P7"/>
      <text:p text:style-name="P9">## Repository Comments </text:p>
      <text:p text:style-name="P4">_Contains_</text:p>
      <text:p text:style-name="P2">Code for Assignment 2 for PES, ECEN-5813, Fall 2020</text:p>
      <text:p text:style-name="P7"/>
      <text:p text:style-name="P2">Repository for PES-Assignment 1 </text:p>
      <text:p text:style-name="P7"/>
      <text:p text:style-name="P2"><text:span text:style-name="T10">-</text:span> <text:span text:style-name="T11">&lt;</text:span><text:span text:style-name="T2">b</text:span><text:span text:style-name="T11">&gt;</text:span>llfifo.h - Header file which contains the function prototypes and enumerators needed for llfifo.c<text:span text:style-name="T11">&lt;/</text:span><text:span text:style-name="T2">b</text:span><text:span text:style-name="T11">&gt;</text:span></text:p>
      <text:p text:style-name="P2"><text:span text:style-name="T10">-</text:span> <text:span text:style-name="T11">&lt;</text:span><text:span text:style-name="T2">b</text:span><text:span text:style-name="T11">&gt;</text:span>llfifo.c - The main script for instantiating and testing a linkedlist based Queue<text:span text:style-name="T11">&lt;/</text:span><text:span text:style-name="T2">b</text:span><text:span text:style-name="T11">&gt;</text:span></text:p>
      <text:p text:style-name="P2"><text:span text:style-name="T10">-</text:span> <text:span text:style-name="T11">&lt;</text:span><text:span text:style-name="T2">b</text:span><text:span text:style-name="T11">&gt;</text:span>cbfifo.h - Header file which contains the function prototypes and enumerators needed for cbfifo.c<text:span text:style-name="T11">&lt;/</text:span><text:span text:style-name="T2">b</text:span><text:span text:style-name="T11">&gt;</text:span></text:p>
      <text:p text:style-name="P2"><text:span text:style-name="T10">-</text:span> <text:span text:style-name="T11">&lt;</text:span><text:span text:style-name="T2">b</text:span><text:span text:style-name="T11">&gt;</text:span>cbfifo.c - The main script for instantiating and testing a Circular Buffer based Queue<text:span text:style-name="T11">&lt;/</text:span><text:span text:style-name="T2">b</text:span><text:span text:style-name="T11">&gt;</text:span></text:p>
      <text:p text:style-name="P7"/>
      <text:p text:style-name="P9">## Circular Buffer based Queue</text:p>
      <text:p text:style-name="P2">cbfifo.h Involves Four Functions and Unit Tests and helper functions for the following </text:p>
      <text:p text:style-name="P2">1) cbfifo_enqueue(void *buf, size_t nbyte</text:p>
      <text:p text:style-name="P2"><text:span text:style-name="T10">-</text:span> Returns the number of bytes requested to be enqueued on a linkedlist based implementation of a linkedlist. Enqueues data onto the FIFO, up to the limit of the available FIFO capacity The number of bytes actually enqueued, which could be 0. In case of an error, returns -1.</text:p>
      <text:p text:style-name="P7"/>
      <text:p text:style-name="P2">2) cbfifo_dequeue(void *buf, size_t nbyte)</text:p>
      <text:p text:style-name="P2"><text:span text:style-name="T10">-</text:span> Attempts to remove ("dequeue") up to nbyte bytes of data from the FIFO. Removed data will be copied into the buffer pointed to by buf. Returns The number of bytes actually copied, which will be between 0 and nbyte. In case of an error, returns -1.</text:p>
      <text:p text:style-name="P7"/>
      <text:p text:style-name="P2"><text:soft-page-break/>3) cbfifo_length()</text:p>
      <text:p text:style-name="P2"><text:span text:style-name="T10">-</text:span> Returns the Number of bytes currently available to be dequeued from the FIFO</text:p>
      <text:p text:style-name="P7"/>
      <text:p text:style-name="P2">4) cbfifo_capacity()</text:p>
      <text:p text:style-name="P2"><text:span text:style-name="T10">-</text:span> Returns the capacity, in bytes, for the FIFO</text:p>
      <text:p text:style-name="P7"/>
      <text:p text:style-name="P9">==========================================================================================================</text:p>
      <text:p text:style-name="P9">## Linked List Based Queue</text:p>
      <text:p text:style-name="P2">1) llfifo_create(int capacity)</text:p>
      <text:p text:style-name="P2"><text:span text:style-name="T10">-</text:span> Initializes the FIFO and A pointer to an llfifo_t, or NULL in case of an error.</text:p>
      <text:p text:style-name="P7"/>
      <text:p text:style-name="P2">2) llfifo_enqueue(llfifo_t *fifo, void *element)</text:p>
      <text:p text:style-name="P2"><text:span text:style-name="T10">-</text:span> Enqueues an element onto the FIFO, growing the FIFO by adding additional elements, if necessary. The new length of the FIFO on success, -1 on failure</text:p>
      <text:p text:style-name="P7"/>
      <text:p text:style-name="P2">3) llfifo_length(llfifo_t *fifo)</text:p>
      <text:p text:style-name="P2"><text:span text:style-name="T10">-</text:span> Returns the number of elements currently on the FIFO. </text:p>
      <text:p text:style-name="P7"/>
      <text:p text:style-name="P2">4) llfifo_dequeue(llfifo_t *fifo)</text:p>
      <text:p text:style-name="P2"><text:span text:style-name="T10">-</text:span> Removes ("dequeues") an element from the FIFO, and returns it</text:p>
      <text:p text:style-name="P7"/>
      <text:p text:style-name="P2">5) llfifo_capacity(llfifo_t *fifo)</text:p>
      <text:p text:style-name="P2"><text:span text:style-name="T10">-</text:span> Returns The current capacity, in number of elements, for the FIFO</text:p>
      <text:p text:style-name="P7"/>
      <text:p text:style-name="P2">4) llfifo_destroy(llfifo_t *fifo)</text:p>
      <text:p text:style-name="P2"><text:span text:style-name="T10">-</text:span> Teardown function. The llfifo will free all dynamically allocated memory. After calling this function, the fifo should not be used again!</text:p>
      <text:p text:style-name="P7"/>
      <text:p text:style-name="P9">## Assignment Comments </text:p>
      <text:p text:style-name="P2">This assignment demonstrates C Programming from scratch for data representation conversion and FIFO Based implementation using both LinkedList and Ciruclar Buffer, it also demonstrates a code for testing the specified data structures. </text:p>
      <text:p text:style-name="P7"/>
      <text:p text:style-name="P9">## Execution </text:p>
      <text:p text:style-name="P2"><text:span text:style-name="T10">-</text:span> To run the Program (Linux) :</text:p>
      <text:p text:style-name="P2">1) make</text:p>
      <text:p text:style-name="P2">2) ./main</text:p>
      <text:p text:style-name="P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4T20:02:23.499772584</meta:creation-date>
    <dc:date>2020-09-14T21:49:18.893721567</dc:date>
    <meta:editing-duration>PT1H36M45S</meta:editing-duration>
    <meta:editing-cycles>1</meta:editing-cycles>
    <meta:document-statistic meta:table-count="0" meta:image-count="0" meta:object-count="0" meta:page-count="27" meta:paragraph-count="1069" meta:word-count="3879" meta:character-count="27155" meta:non-whitespace-character-count="22283"/>
    <meta:generator>LibreOffice/6.0.7.3$Linux_X86_64 LibreOffice_project/00m0$Build-3</meta:generator>
  </office:meta>
</office:document-meta>
</file>